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8">
            <text:p>1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47">
            <text:p>4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24">
            <text:p>12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840">
            <text:p>184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3718">
            <text:p>371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7436">
            <text:p>743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21">
            <text:p>2020-10-2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4 - 1.17)">
            <text:p>(1.04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5">
            <text:p>1.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0">
            <text:p>210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3.375">
            <text:p>3.3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60714285714286">
            <text:p>0.0160714286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5675625">
            <text:p>1.05675625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10">
            <text:p>210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3.375">
            <text:p>3.3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60714285714286">
            <text:p>0.0160714286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5675625">
            <text:p>1.05675625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31.5">
            <text:p>31.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67553191489362">
            <text:p>0.1675531915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4146135129018">
            <text:p>1.6414613513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7450760990976">
            <text:p>4.474507609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10">
            <text:p>210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3.875">
            <text:p>53.87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56547619047619">
            <text:p>0.256547619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2.02691736111111">
            <text:p>2.0269173611</text:p>
          </table:table-cell>
          <table:table-cell table:number-columns-repeated="2" office:value-type="float" office:value="0">
            <text:p>0</text:p>
          </table:table-cell>
          <table:table-cell office:value-type="float" office:value="3.03522058726059">
            <text:p>3.035220587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93">
            <text:p>293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72.375">
            <text:p>72.37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7013651877133">
            <text:p>0.2470136519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8413864022877">
            <text:p>1.9841386402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3994161446509">
            <text:p>3.139941614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63">
            <text:p>363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">
            <text:p>51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0495867768595">
            <text:p>0.1404958678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3042415135578">
            <text:p>1.5304241514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27255915899641">
            <text:p>5.27255915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02">
            <text:p>402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8.375">
            <text:p>48.37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0335820895522">
            <text:p>0.1203358209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495575643239">
            <text:p>1.4495575643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10011836662386">
            <text:p>6.100118366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81">
            <text:p>581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4">
            <text:p>54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929432013769363">
            <text:p>0.0929432014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4223254463638">
            <text:p>1.3422325446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7.79919090890127">
            <text:p>7.799190908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4">
            <text:p>164</text:p>
          </table:table-cell>
          <table:table-cell office:value-type="float" office:value="756">
            <text:p>756</text:p>
          </table:table-cell>
          <table:table-cell office:value-type="float" office:value="2.5">
            <text:p>2.5</text:p>
          </table:table-cell>
          <table:table-cell office:value-type="float" office:value="27.125">
            <text:p>27.125</text:p>
          </table:table-cell>
          <table:table-cell office:value-type="float" office:value="33.125">
            <text:p>33.125</text:p>
          </table:table-cell>
          <table:table-cell office:value-type="float" office:value="0.03125">
            <text:p>0.03125</text:p>
          </table:table-cell>
          <table:table-cell office:value-type="float" office:value="0.165396341463415">
            <text:p>0.1653963415</text:p>
          </table:table-cell>
          <table:table-cell office:value-type="float" office:value="0.0438161375661376">
            <text:p>0.0438161376</text:p>
          </table:table-cell>
          <table:table-cell office:value-type="float" office:value="1.1112890625">
            <text:p>1.1112890625</text:p>
          </table:table-cell>
          <table:table-cell office:value-type="float" office:value="1.63250485667014">
            <text:p>1.6325048567</text:p>
          </table:table-cell>
          <table:table-cell office:value-type="float" office:value="1.15711939514746">
            <text:p>1.1571193951</text:p>
          </table:table-cell>
          <table:table-cell office:value-type="float" office:value="22.5255059555446">
            <text:p>22.5255059555</text:p>
          </table:table-cell>
          <table:table-cell office:value-type="float" office:value="4.52856122653537">
            <text:p>4.5285612265</text:p>
          </table:table-cell>
          <table:table-cell office:value-type="float" office:value="16.1635462413559">
            <text:p>16.163546241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5.375">
            <text:p>95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66448516579407">
            <text:p>0.1664485166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3687182102403">
            <text:p>1.636871821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50201759319597">
            <text:p>4.502017593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102">
            <text:p>1102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5.75">
            <text:p>95.7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68874773139746">
            <text:p>0.0868874773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890306067832">
            <text:p>1.3189030607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31928832523696">
            <text:p>8.319288325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10">
            <text:p>1310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08">
            <text:p>108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24427480916031">
            <text:p>0.0824427481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0187135947789">
            <text:p>1.3018713595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74961670441535">
            <text:p>8.749616704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3">
            <text:p>353</text:p>
          </table:table-cell>
          <table:table-cell office:value-type="float" office:value="1077">
            <text:p>1077</text:p>
          </table:table-cell>
          <table:table-cell office:value-type="float" office:value="31">
            <text:p>31</text:p>
          </table:table-cell>
          <table:table-cell office:value-type="float" office:value="121.875">
            <text:p>121.875</text:p>
          </table:table-cell>
          <table:table-cell office:value-type="float" office:value="107.75">
            <text:p>107.75</text:p>
          </table:table-cell>
          <table:table-cell office:value-type="float" office:value="0.254098360655738">
            <text:p>0.2540983607</text:p>
          </table:table-cell>
          <table:table-cell office:value-type="float" office:value="0.345254957507082">
            <text:p>0.3452549575</text:p>
          </table:table-cell>
          <table:table-cell office:value-type="float" office:value="0.100046425255339">
            <text:p>0.1000464253</text:p>
          </table:table-cell>
          <table:table-cell office:value-type="float" office:value="2.01589357699543">
            <text:p>2.015893577</text:p>
          </table:table-cell>
          <table:table-cell office:value-type="float" office:value="2.44202628321389">
            <text:p>2.4420262832</text:p>
          </table:table-cell>
          <table:table-cell office:value-type="float" office:value="1.36978069131818">
            <text:p>1.3697806913</text:p>
          </table:table-cell>
          <table:table-cell office:value-type="float" office:value="3.06137594859294">
            <text:p>3.0613759486</text:p>
          </table:table-cell>
          <table:table-cell office:value-type="float" office:value="2.33710591794073">
            <text:p>2.3371059179</text:p>
          </table:table-cell>
          <table:table-cell office:value-type="float" office:value="7.26932200042234">
            <text:p>7.269322000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29">
            <text:p>1029</text:p>
          </table:table-cell>
          <table:table-cell office:value-type="float" office:value="34.75">
            <text:p>34.75</text:p>
          </table:table-cell>
          <table:table-cell office:value-type="float" office:value="56.125">
            <text:p>56.125</text:p>
          </table:table-cell>
          <table:table-cell office:value-type="float" office:value="84.5">
            <text:p>84.5</text:p>
          </table:table-cell>
          <table:table-cell office:value-type="float" office:value="0.224193548387097">
            <text:p>0.2241935484</text:p>
          </table:table-cell>
          <table:table-cell office:value-type="float" office:value="0.155902777777778">
            <text:p>0.1559027778</text:p>
          </table:table-cell>
          <table:table-cell office:value-type="float" office:value="0.0821185617103984">
            <text:p>0.0821185617</text:p>
          </table:table-cell>
          <table:table-cell office:value-type="float" office:value="1.8831924037461">
            <text:p>1.8831924037</text:p>
          </table:table-cell>
          <table:table-cell office:value-type="float" office:value="1.59329884741512">
            <text:p>1.5932988474</text:p>
          </table:table-cell>
          <table:table-cell office:value-type="float" office:value="1.30063214401407">
            <text:p>1.300632144</text:p>
          </table:table-cell>
          <table:table-cell office:value-type="float" office:value="3.42663289257146">
            <text:p>3.4266328926</text:p>
          </table:table-cell>
          <table:table-cell office:value-type="float" office:value="4.78422982794292">
            <text:p>4.7842298279</text:p>
          </table:table-cell>
          <table:table-cell office:value-type="float" office:value="8.78282546702981">
            <text:p>8.78282546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28">
            <text:p>1128</text:p>
          </table:table-cell>
          <table:table-cell office:value-type="float" office:value="35">
            <text:p>35</text:p>
          </table:table-cell>
          <table:table-cell office:value-type="float" office:value="80.25">
            <text:p>80.25</text:p>
          </table:table-cell>
          <table:table-cell office:value-type="float" office:value="100.5">
            <text:p>100.5</text:p>
          </table:table-cell>
          <table:table-cell office:value-type="float" office:value="0.196629213483146">
            <text:p>0.1966292135</text:p>
          </table:table-cell>
          <table:table-cell office:value-type="float" office:value="0.186627906976744">
            <text:p>0.186627907</text:p>
          </table:table-cell>
          <table:table-cell office:value-type="float" office:value="0.0890957446808511">
            <text:p>0.0890957447</text:p>
          </table:table-cell>
          <table:table-cell office:value-type="float" office:value="1.76398182047721">
            <text:p>1.7639818205</text:p>
          </table:table-cell>
          <table:table-cell office:value-type="float" office:value="1.72146442671714">
            <text:p>1.7214644267</text:p>
          </table:table-cell>
          <table:table-cell office:value-type="float" office:value="1.32739368775464">
            <text:p>1.3273936878</text:p>
          </table:table-cell>
          <table:table-cell office:value-type="float" office:value="3.86135884870175">
            <text:p>3.8613588487</text:p>
          </table:table-cell>
          <table:table-cell office:value-type="float" office:value="4.05075404525198">
            <text:p>4.0507540453</text:p>
          </table:table-cell>
          <table:table-cell office:value-type="float" office:value="8.12144549951704">
            <text:p>8.121445499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77">
            <text:p>477</text:p>
          </table:table-cell>
          <table:table-cell office:value-type="float" office:value="1347">
            <text:p>1347</text:p>
          </table:table-cell>
          <table:table-cell office:value-type="float" office:value="37.875">
            <text:p>37.875</text:p>
          </table:table-cell>
          <table:table-cell office:value-type="float" office:value="87.5">
            <text:p>87.5</text:p>
          </table:table-cell>
          <table:table-cell office:value-type="float" office:value="49.5">
            <text:p>49.5</text:p>
          </table:table-cell>
          <table:table-cell office:value-type="float" office:value="0.150297619047619">
            <text:p>0.150297619</text:p>
          </table:table-cell>
          <table:table-cell office:value-type="float" office:value="0.183438155136268">
            <text:p>0.1834381551</text:p>
          </table:table-cell>
          <table:table-cell office:value-type="float" office:value="0.0367483296213808">
            <text:p>0.0367483296</text:p>
          </table:table-cell>
          <table:table-cell office:value-type="float" office:value="1.57031684027778">
            <text:p>1.5703168403</text:p>
          </table:table-cell>
          <table:table-cell office:value-type="float" office:value="1.70798667422614">
            <text:p>1.7079866742</text:p>
          </table:table-cell>
          <table:table-cell office:value-type="float" office:value="1.13126601554556">
            <text:p>1.1312660155</text:p>
          </table:table-cell>
          <table:table-cell office:value-type="float" office:value="4.95031906453277">
            <text:p>4.9503190645</text:p>
          </table:table-cell>
          <table:table-cell office:value-type="float" office:value="4.11549198538554">
            <text:p>4.1154919854</text:p>
          </table:table-cell>
          <table:table-cell office:value-type="float" office:value="19.2064941363124">
            <text:p>19.206494136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397">
            <text:p>1397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7.875">
            <text:p>97.87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00608446671439">
            <text:p>0.0700608447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483365936773">
            <text:p>1.2548336594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2361655401565">
            <text:p>10.236165540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710">
            <text:p>710</text:p>
          </table:table-cell>
          <table:table-cell office:value-type="float" office:value="1720">
            <text:p>1720</text:p>
          </table:table-cell>
          <table:table-cell office:value-type="float" office:value="71">
            <text:p>71</text:p>
          </table:table-cell>
          <table:table-cell office:value-type="float" office:value="69.125">
            <text:p>69.125</text:p>
          </table:table-cell>
          <table:table-cell office:value-type="float" office:value="135.5">
            <text:p>135.5</text:p>
          </table:table-cell>
          <table:table-cell office:value-type="float" office:value="0.213855421686747">
            <text:p>0.2138554217</text:p>
          </table:table-cell>
          <table:table-cell office:value-type="float" office:value="0.0973591549295775">
            <text:p>0.0973591549</text:p>
          </table:table-cell>
          <table:table-cell office:value-type="float" office:value="0.0787790697674419">
            <text:p>0.0787790698</text:p>
          </table:table-cell>
          <table:table-cell office:value-type="float" office:value="1.83813289301785">
            <text:p>1.838132893</text:p>
          </table:table-cell>
          <table:table-cell office:value-type="float" office:value="1.35933550014878">
            <text:p>1.3593355001</text:p>
          </table:table-cell>
          <table:table-cell office:value-type="float" office:value="1.28789078217956">
            <text:p>1.2878907822</text:p>
          </table:table-cell>
          <table:table-cell office:value-type="float" office:value="3.57658143941032">
            <text:p>3.5765814394</text:p>
          </table:table-cell>
          <table:table-cell office:value-type="float" office:value="7.46069428235773">
            <text:p>7.4606942824</text:p>
          </table:table-cell>
          <table:table-cell office:value-type="float" office:value="9.14081493996176">
            <text:p>9.1408149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99">
            <text:p>699</text:p>
          </table:table-cell>
          <table:table-cell office:value-type="float" office:value="1564">
            <text:p>1564</text:p>
          </table:table-cell>
          <table:table-cell office:value-type="float" office:value="63.625">
            <text:p>63.625</text:p>
          </table:table-cell>
          <table:table-cell office:value-type="float" office:value="115.5">
            <text:p>115.5</text:p>
          </table:table-cell>
          <table:table-cell office:value-type="float" office:value="178.75">
            <text:p>178.75</text:p>
          </table:table-cell>
          <table:table-cell office:value-type="float" office:value="0.182830459770115">
            <text:p>0.1828304598</text:p>
          </table:table-cell>
          <table:table-cell office:value-type="float" office:value="0.165236051502146">
            <text:p>0.1652360515</text:p>
          </table:table-cell>
          <table:table-cell office:value-type="float" office:value="0.114290281329923">
            <text:p>0.1142902813</text:p>
          </table:table-cell>
          <table:table-cell office:value-type="float" office:value="1.70542348415412">
            <text:p>1.7054234842</text:p>
          </table:table-cell>
          <table:table-cell office:value-type="float" office:value="1.63183996758091">
            <text:p>1.6318399676</text:p>
          </table:table-cell>
          <table:table-cell office:value-type="float" office:value="1.42561803073142">
            <text:p>1.4256180307</text:p>
          </table:table-cell>
          <table:table-cell office:value-type="float" office:value="4.1280811354448">
            <text:p>4.1280811354</text:p>
          </table:table-cell>
          <table:table-cell office:value-type="float" office:value="4.53263454183872">
            <text:p>4.5326345418</text:p>
          </table:table-cell>
          <table:table-cell office:value-type="float" office:value="6.40511938226026">
            <text:p>6.405119382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3">
            <text:p>813</text:p>
          </table:table-cell>
          <table:table-cell office:value-type="float" office:value="2071">
            <text:p>2071</text:p>
          </table:table-cell>
          <table:table-cell office:value-type="float" office:value="13.75">
            <text:p>13.75</text:p>
          </table:table-cell>
          <table:table-cell office:value-type="float" office:value="279.25">
            <text:p>279.25</text:p>
          </table:table-cell>
          <table:table-cell office:value-type="float" office:value="162.5">
            <text:p>162.5</text:p>
          </table:table-cell>
          <table:table-cell office:value-type="float" office:value="0.0376712328767123">
            <text:p>0.0376712329</text:p>
          </table:table-cell>
          <table:table-cell office:value-type="float" office:value="0.343480934809348">
            <text:p>0.3434809348</text:p>
          </table:table-cell>
          <table:table-cell office:value-type="float" office:value="0.0784645098985997">
            <text:p>0.0784645099</text:p>
          </table:table-cell>
          <table:table-cell office:value-type="float" office:value="1.13463079376994">
            <text:p>1.1346307938</text:p>
          </table:table-cell>
          <table:table-cell office:value-type="float" office:value="2.43342241088463">
            <text:p>2.4334224109</text:p>
          </table:table-cell>
          <table:table-cell office:value-type="float" office:value="1.28669287609981">
            <text:p>1.2866928761</text:p>
          </table:table-cell>
          <table:table-cell office:value-type="float" office:value="18.7443446228369">
            <text:p>18.7443446228</text:p>
          </table:table-cell>
          <table:table-cell office:value-type="float" office:value="2.34755093235546">
            <text:p>2.3475509324</text:p>
          </table:table-cell>
          <table:table-cell office:value-type="float" office:value="9.17610496422352">
            <text:p>9.176104964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32">
            <text:p>832</text:p>
          </table:table-cell>
          <table:table-cell office:value-type="float" office:value="2298">
            <text:p>2298</text:p>
          </table:table-cell>
          <table:table-cell office:value-type="float" office:value="49.5">
            <text:p>49.5</text:p>
          </table:table-cell>
          <table:table-cell office:value-type="float" office:value="314.25">
            <text:p>314.25</text:p>
          </table:table-cell>
          <table:table-cell office:value-type="float" office:value="188.375">
            <text:p>188.375</text:p>
          </table:table-cell>
          <table:table-cell office:value-type="float" office:value="0.144736842105263">
            <text:p>0.1447368421</text:p>
          </table:table-cell>
          <table:table-cell office:value-type="float" office:value="0.377704326923077">
            <text:p>0.3777043269</text:p>
          </table:table-cell>
          <table:table-cell office:value-type="float" office:value="0.081973455178416">
            <text:p>0.0819734552</text:p>
          </table:table-cell>
          <table:table-cell office:value-type="float" office:value="1.54763850415512">
            <text:p>1.5476385042</text:p>
          </table:table-cell>
          <table:table-cell office:value-type="float" office:value="2.60157983904054">
            <text:p>2.601579839</text:p>
          </table:table-cell>
          <table:table-cell office:value-type="float" office:value="1.30007760193808">
            <text:p>1.3000776019</text:p>
          </table:table-cell>
          <table:table-cell office:value-type="float" office:value="5.12778484956435">
            <text:p>5.1277848496</text:p>
          </table:table-cell>
          <table:table-cell office:value-type="float" office:value="2.16325524759566">
            <text:p>2.1632552476</text:p>
          </table:table-cell>
          <table:table-cell office:value-type="float" office:value="8.79777483631932">
            <text:p>8.797774836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22">
            <text:p>1022</text:p>
          </table:table-cell>
          <table:table-cell office:value-type="float" office:value="2214">
            <text:p>2214</text:p>
          </table:table-cell>
          <table:table-cell office:value-type="float" office:value="74.25">
            <text:p>74.25</text:p>
          </table:table-cell>
          <table:table-cell office:value-type="float" office:value="23.5">
            <text:p>23.5</text:p>
          </table:table-cell>
          <table:table-cell office:value-type="float" office:value="64.25">
            <text:p>64.25</text:p>
          </table:table-cell>
          <table:table-cell office:value-type="float" office:value="0.226371951219512">
            <text:p>0.2263719512</text:p>
          </table:table-cell>
          <table:table-cell office:value-type="float" office:value="0.0229941291585127">
            <text:p>0.0229941292</text:p>
          </table:table-cell>
          <table:table-cell office:value-type="float" office:value="0.0290198735320687">
            <text:p>0.0290198735</text:p>
          </table:table-cell>
          <table:table-cell office:value-type="float" office:value="1.89274057945419">
            <text:p>1.8927405795</text:p>
          </table:table-cell>
          <table:table-cell office:value-type="float" office:value="1.08151576280728">
            <text:p>1.0815157628</text:p>
          </table:table-cell>
          <table:table-cell office:value-type="float" office:value="1.10322017735948">
            <text:p>1.1032201774</text:p>
          </table:table-cell>
          <table:table-cell office:value-type="float" office:value="3.39677828908838">
            <text:p>3.3967782891</text:p>
          </table:table-cell>
          <table:table-cell office:value-type="float" office:value="30.4897888969889">
            <text:p>30.489788897</text:p>
          </table:table-cell>
          <table:table-cell office:value-type="float" office:value="24.2301797075123">
            <text:p>24.230179707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122">
            <text:p>1122</text:p>
          </table:table-cell>
          <table:table-cell office:value-type="float" office:value="2648">
            <text:p>2648</text:p>
          </table:table-cell>
          <table:table-cell office:value-type="float" office:value="93.25">
            <text:p>93.25</text:p>
          </table:table-cell>
          <table:table-cell office:value-type="float" office:value="180.875">
            <text:p>180.875</text:p>
          </table:table-cell>
          <table:table-cell office:value-type="float" office:value="90.125">
            <text:p>90.125</text:p>
          </table:table-cell>
          <table:table-cell office:value-type="float" office:value="0.259027777777778">
            <text:p>0.2590277778</text:p>
          </table:table-cell>
          <table:table-cell office:value-type="float" office:value="0.161207664884135">
            <text:p>0.1612076649</text:p>
          </table:table-cell>
          <table:table-cell office:value-type="float" office:value="0.0340351208459215">
            <text:p>0.0340351208</text:p>
          </table:table-cell>
          <table:table-cell office:value-type="float" office:value="2.03810418595679">
            <text:p>2.038104186</text:p>
          </table:table-cell>
          <table:table-cell office:value-type="float" office:value="1.61516313308057">
            <text:p>1.6151631331</text:p>
          </table:table-cell>
          <table:table-cell office:value-type="float" office:value="1.12139336628468">
            <text:p>1.1213933663</text:p>
          </table:table-cell>
          <table:table-cell office:value-type="float" office:value="3.00923733474437">
            <text:p>3.0092373347</text:p>
          </table:table-cell>
          <table:table-cell office:value-type="float" office:value="4.63765965076867">
            <text:p>4.6376596508</text:p>
          </table:table-cell>
          <table:table-cell office:value-type="float" office:value="20.7102851574703">
            <text:p>20.710285157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42">
            <text:p>1142</text:p>
          </table:table-cell>
          <table:table-cell office:value-type="float" office:value="2833">
            <text:p>2833</text:p>
          </table:table-cell>
          <table:table-cell office:value-type="float" office:value="117.875">
            <text:p>117.875</text:p>
          </table:table-cell>
          <table:table-cell office:value-type="float" office:value="23.875">
            <text:p>23.875</text:p>
          </table:table-cell>
          <table:table-cell office:value-type="float" office:value="181.125">
            <text:p>181.125</text:p>
          </table:table-cell>
          <table:table-cell office:value-type="float" office:value="0.316868279569893">
            <text:p>0.3168682796</text:p>
          </table:table-cell>
          <table:table-cell office:value-type="float" office:value="0.0209063047285464">
            <text:p>0.0209063047</text:p>
          </table:table-cell>
          <table:table-cell office:value-type="float" office:value="0.0639339922343805">
            <text:p>0.0639339922</text:p>
          </table:table-cell>
          <table:table-cell office:value-type="float" office:value="2.30583377142589">
            <text:p>2.3058337714</text:p>
          </table:table-cell>
          <table:table-cell office:value-type="float" office:value="1.07402873076162">
            <text:p>1.0740287308</text:p>
          </table:table-cell>
          <table:table-cell office:value-type="float" office:value="1.23178058133186">
            <text:p>1.2317805813</text:p>
          </table:table-cell>
          <table:table-cell office:value-type="float" office:value="2.51818731518127">
            <text:p>2.5181873152</text:p>
          </table:table-cell>
          <table:table-cell office:value-type="float" office:value="33.5003137495619">
            <text:p>33.5003137496</text:p>
          </table:table-cell>
          <table:table-cell office:value-type="float" office:value="11.1846005166053">
            <text:p>11.184600516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47">
            <text:p>647</text:p>
          </table:table-cell>
          <table:table-cell office:value-type="float" office:value="1323">
            <text:p>1323</text:p>
          </table:table-cell>
          <table:table-cell office:value-type="float" office:value="3122">
            <text:p>3122</text:p>
          </table:table-cell>
          <table:table-cell office:value-type="float" office:value="63">
            <text:p>63</text:p>
          </table:table-cell>
          <table:table-cell office:value-type="float" office:value="53.375">
            <text:p>53.375</text:p>
          </table:table-cell>
          <table:table-cell office:value-type="float" office:value="238.25">
            <text:p>238.25</text:p>
          </table:table-cell>
          <table:table-cell office:value-type="float" office:value="0.0973724884080371">
            <text:p>0.0973724884</text:p>
          </table:table-cell>
          <table:table-cell office:value-type="float" office:value="0.0403439153439153">
            <text:p>0.0403439153</text:p>
          </table:table-cell>
          <table:table-cell office:value-type="float" office:value="0.0763132607303011">
            <text:p>0.0763132607</text:p>
          </table:table-cell>
          <table:table-cell office:value-type="float" office:value="1.35938725636573">
            <text:p>1.3593872564</text:p>
          </table:table-cell>
          <table:table-cell office:value-type="float" office:value="1.14439386145405">
            <text:p>1.1443938615</text:p>
          </table:table-cell>
          <table:table-cell office:value-type="float" office:value="1.2785108915321">
            <text:p>1.2785108915</text:p>
          </table:table-cell>
          <table:table-cell office:value-type="float" office:value="7.45971869027426">
            <text:p>7.4597186903</text:p>
          </table:table-cell>
          <table:table-cell office:value-type="float" office:value="17.5252486975514">
            <text:p>17.5252486976</text:p>
          </table:table-cell>
          <table:table-cell office:value-type="float" office:value="9.42524523930787">
            <text:p>9.425245239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48">
            <text:p>748</text:p>
          </table:table-cell>
          <table:table-cell office:value-type="float" office:value="1391">
            <text:p>1391</text:p>
          </table:table-cell>
          <table:table-cell office:value-type="float" office:value="3176">
            <text:p>3176</text:p>
          </table:table-cell>
          <table:table-cell office:value-type="float" office:value="90.875">
            <text:p>90.875</text:p>
          </table:table-cell>
          <table:table-cell office:value-type="float" office:value="126.625">
            <text:p>126.625</text:p>
          </table:table-cell>
          <table:table-cell office:value-type="float" office:value="139">
            <text:p>139</text:p>
          </table:table-cell>
          <table:table-cell office:value-type="float" office:value="0.12149064171123">
            <text:p>0.1214906417</text:p>
          </table:table-cell>
          <table:table-cell office:value-type="float" office:value="0.0910316319194824">
            <text:p>0.0910316319</text:p>
          </table:table-cell>
          <table:table-cell office:value-type="float" office:value="0.0437657430730479">
            <text:p>0.0437657431</text:p>
          </table:table-cell>
          <table:table-cell office:value-type="float" office:value="1.45414679899518">
            <text:p>1.454146799</text:p>
          </table:table-cell>
          <table:table-cell office:value-type="float" office:value="1.33485275741764">
            <text:p>1.3348527574</text:p>
          </table:table-cell>
          <table:table-cell office:value-type="float" office:value="1.15693436367847">
            <text:p>1.1569343637</text:p>
          </table:table-cell>
          <table:table-cell office:value-type="float" office:value="6.04530660258976">
            <text:p>6.0453066026</text:p>
          </table:table-cell>
          <table:table-cell office:value-type="float" office:value="7.95589697214143">
            <text:p>7.9558969721</text:p>
          </table:table-cell>
          <table:table-cell office:value-type="float" office:value="16.1817644899224">
            <text:p>16.181764489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84">
            <text:p>784</text:p>
          </table:table-cell>
          <table:table-cell office:value-type="float" office:value="1538">
            <text:p>1538</text:p>
          </table:table-cell>
          <table:table-cell office:value-type="float" office:value="3675">
            <text:p>3675</text:p>
          </table:table-cell>
          <table:table-cell office:value-type="float" office:value="24">
            <text:p>24</text:p>
          </table:table-cell>
          <table:table-cell office:value-type="float" office:value="113">
            <text:p>113</text:p>
          </table:table-cell>
          <table:table-cell office:value-type="float" office:value="150.25">
            <text:p>150.25</text:p>
          </table:table-cell>
          <table:table-cell office:value-type="float" office:value="0.0306122448979592">
            <text:p>0.0306122449</text:p>
          </table:table-cell>
          <table:table-cell office:value-type="float" office:value="0.0734720416124837">
            <text:p>0.0734720416</text:p>
          </table:table-cell>
          <table:table-cell office:value-type="float" office:value="0.0408843537414966">
            <text:p>0.0408843537</text:p>
          </table:table-cell>
          <table:table-cell office:value-type="float" office:value="1.10897959183673">
            <text:p>1.1089795918</text:p>
          </table:table-cell>
          <table:table-cell office:value-type="float" office:value="1.26773250180516">
            <text:p>1.2677325018</text:p>
          </table:table-cell>
          <table:table-cell office:value-type="float" office:value="1.14637143764172">
            <text:p>1.1463714376</text:p>
          </table:table-cell>
          <table:table-cell office:value-type="float" office:value="22.9876398071811">
            <text:p>22.9876398072</text:p>
          </table:table-cell>
          <table:table-cell office:value-type="float" office:value="9.77664119791188">
            <text:p>9.7766411979</text:p>
          </table:table-cell>
          <table:table-cell office:value-type="float" office:value="17.2981085861608">
            <text:p>17.298108586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848">
            <text:p>848</text:p>
          </table:table-cell>
          <table:table-cell office:value-type="float" office:value="1666">
            <text:p>1666</text:p>
          </table:table-cell>
          <table:table-cell office:value-type="float" office:value="3664">
            <text:p>3664</text:p>
          </table:table-cell>
          <table:table-cell office:value-type="float" office:value="41.875">
            <text:p>41.875</text:p>
          </table:table-cell>
          <table:table-cell office:value-type="float" office:value="137.5">
            <text:p>137.5</text:p>
          </table:table-cell>
          <table:table-cell office:value-type="float" office:value="310.75">
            <text:p>310.75</text:p>
          </table:table-cell>
          <table:table-cell office:value-type="float" office:value="0.0493808962264151">
            <text:p>0.0493808962</text:p>
          </table:table-cell>
          <table:table-cell office:value-type="float" office:value="0.0825330132052821">
            <text:p>0.0825330132</text:p>
          </table:table-cell>
          <table:table-cell office:value-type="float" office:value="0.0848116812227074">
            <text:p>0.0848116812</text:p>
          </table:table-cell>
          <table:table-cell office:value-type="float" office:value="1.17761254370022">
            <text:p>1.1776125437</text:p>
          </table:table-cell>
          <table:table-cell office:value-type="float" office:value="1.30221647482522">
            <text:p>1.3022164748</text:p>
          </table:table-cell>
          <table:table-cell office:value-type="float" office:value="1.31093920597225">
            <text:p>1.310939206</text:p>
          </table:table-cell>
          <table:table-cell office:value-type="float" office:value="14.380537216024">
            <text:p>14.380537216</text:p>
          </table:table-cell>
          <table:table-cell office:value-type="float" office:value="8.7404166034925">
            <text:p>8.7404166035</text:p>
          </table:table-cell>
          <table:table-cell office:value-type="float" office:value="8.514651519694">
            <text:p>8.514651519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64">
            <text:p>864</text:p>
          </table:table-cell>
          <table:table-cell office:value-type="float" office:value="1726">
            <text:p>1726</text:p>
          </table:table-cell>
          <table:table-cell office:value-type="float" office:value="3976">
            <text:p>3976</text:p>
          </table:table-cell>
          <table:table-cell office:value-type="float" office:value="85.125">
            <text:p>85.125</text:p>
          </table:table-cell>
          <table:table-cell office:value-type="float" office:value="106.5">
            <text:p>106.5</text:p>
          </table:table-cell>
          <table:table-cell office:value-type="float" office:value="131.25">
            <text:p>131.25</text:p>
          </table:table-cell>
          <table:table-cell office:value-type="float" office:value="0.0985243055555556">
            <text:p>0.0985243056</text:p>
          </table:table-cell>
          <table:table-cell office:value-type="float" office:value="0.0617033603707995">
            <text:p>0.0617033604</text:p>
          </table:table-cell>
          <table:table-cell office:value-type="float" office:value="0.0330105633802817">
            <text:p>0.0330105634</text:p>
          </table:table-cell>
          <table:table-cell office:value-type="float" office:value="1.36386086546345">
            <text:p>1.3638608655</text:p>
          </table:table-cell>
          <table:table-cell office:value-type="float" office:value="1.22342407847265">
            <text:p>1.2234240785</text:p>
          </table:table-cell>
          <table:table-cell office:value-type="float" office:value="1.11767277852857">
            <text:p>1.1176727785</text:p>
          </table:table-cell>
          <table:table-cell office:value-type="float" office:value="7.37643780655865">
            <text:p>7.3764378066</text:p>
          </table:table-cell>
          <table:table-cell office:value-type="float" office:value="11.576655528611">
            <text:p>11.5766555286</text:p>
          </table:table-cell>
          <table:table-cell office:value-type="float" office:value="21.3424362439091">
            <text:p>21.342436243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70">
            <text:p>870</text:p>
          </table:table-cell>
          <table:table-cell office:value-type="float" office:value="1932">
            <text:p>1932</text:p>
          </table:table-cell>
          <table:table-cell office:value-type="float" office:value="4797">
            <text:p>4797</text:p>
          </table:table-cell>
          <table:table-cell office:value-type="float" office:value="29.5">
            <text:p>29.5</text:p>
          </table:table-cell>
          <table:table-cell office:value-type="float" office:value="145.75">
            <text:p>145.75</text:p>
          </table:table-cell>
          <table:table-cell office:value-type="float" office:value="85.75">
            <text:p>85.75</text:p>
          </table:table-cell>
          <table:table-cell office:value-type="float" office:value="0.0339080459770115">
            <text:p>0.033908046</text:p>
          </table:table-cell>
          <table:table-cell office:value-type="float" office:value="0.0754399585921325">
            <text:p>0.0754399586</text:p>
          </table:table-cell>
          <table:table-cell office:value-type="float" office:value="0.0178757556806337">
            <text:p>0.0178757557</text:p>
          </table:table-cell>
          <table:table-cell office:value-type="float" office:value="1.12093168186022">
            <text:p>1.1209316819</text:p>
          </table:table-cell>
          <table:table-cell office:value-type="float" office:value="1.27519458228313">
            <text:p>1.2751945823</text:p>
          </table:table-cell>
          <table:table-cell office:value-type="float" office:value="1.06319144845888">
            <text:p>1.0631914485</text:p>
          </table:table-cell>
          <table:table-cell office:value-type="float" office:value="20.7866151924955">
            <text:p>20.7866151925</text:p>
          </table:table-cell>
          <table:table-cell office:value-type="float" office:value="9.53043709064959">
            <text:p>9.53043709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24">
            <text:p>924</text:p>
          </table:table-cell>
          <table:table-cell office:value-type="float" office:value="1875">
            <text:p>1875</text:p>
          </table:table-cell>
          <table:table-cell office:value-type="float" office:value="3681">
            <text:p>3681</text:p>
          </table:table-cell>
          <table:table-cell office:value-type="float" office:value="29.25">
            <text:p>29.25</text:p>
          </table:table-cell>
          <table:table-cell office:value-type="float" office:value="120.25">
            <text:p>120.25</text:p>
          </table:table-cell>
          <table:table-cell office:value-type="float" office:value="175.375">
            <text:p>175.375</text:p>
          </table:table-cell>
          <table:table-cell office:value-type="float" office:value="0.0316558441558442">
            <text:p>0.0316558442</text:p>
          </table:table-cell>
          <table:table-cell office:value-type="float" office:value="0.0641333333333333">
            <text:p>0.0641333333</text:p>
          </table:table-cell>
          <table:table-cell office:value-type="float" office:value="0.0476433034501494">
            <text:p>0.0476433035</text:p>
          </table:table-cell>
          <table:table-cell office:value-type="float" office:value="1.11275955578512">
            <text:p>1.1127595558</text:p>
          </table:table-cell>
          <table:table-cell office:value-type="float" office:value="1.23252831217778">
            <text:p>1.2325283122</text:p>
          </table:table-cell>
          <table:table-cell office:value-type="float" office:value="1.17120053542826">
            <text:p>1.1712005354</text:p>
          </table:table-cell>
          <table:table-cell office:value-type="float" office:value="22.2411151549309">
            <text:p>22.2411151549</text:p>
          </table:table-cell>
          <table:table-cell office:value-type="float" office:value="11.1508914996578">
            <text:p>11.1508914997</text:p>
          </table:table-cell>
          <table:table-cell office:value-type="float" office:value="14.8925653433843">
            <text:p>14.892565343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200">
            <text:p>1200</text:p>
          </table:table-cell>
          <table:table-cell office:value-type="float" office:value="2248">
            <text:p>2248</text:p>
          </table:table-cell>
          <table:table-cell office:value-type="float" office:value="4202">
            <text:p>4202</text:p>
          </table:table-cell>
          <table:table-cell office:value-type="float" office:value="113.25">
            <text:p>113.25</text:p>
          </table:table-cell>
          <table:table-cell office:value-type="float" office:value="109.5">
            <text:p>109.5</text:p>
          </table:table-cell>
          <table:table-cell office:value-type="float" office:value="300.375">
            <text:p>300.375</text:p>
          </table:table-cell>
          <table:table-cell office:value-type="float" office:value="0.094375">
            <text:p>0.094375</text:p>
          </table:table-cell>
          <table:table-cell office:value-type="float" office:value="0.0487099644128114">
            <text:p>0.0487099644</text:p>
          </table:table-cell>
          <table:table-cell office:value-type="float" office:value="0.0714838172298905">
            <text:p>0.0714838172</text:p>
          </table:table-cell>
          <table:table-cell office:value-type="float" office:value="1.347769515625">
            <text:p>1.3477695156</text:p>
          </table:table-cell>
          <table:table-cell office:value-type="float" office:value="1.17513529028571">
            <text:p>1.1751352903</text:p>
          </table:table-cell>
          <table:table-cell office:value-type="float" office:value="1.2602088351111">
            <text:p>1.2602088351</text:p>
          </table:table-cell>
          <table:table-cell office:value-type="float" office:value="7.68597098413915">
            <text:p>7.6859709841</text:p>
          </table:table-cell>
          <table:table-cell office:value-type="float" office:value="14.573916537111">
            <text:p>14.5739165371</text:p>
          </table:table-cell>
          <table:table-cell office:value-type="float" office:value="10.0391465523119">
            <text:p>10.039146552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158">
            <text:p>1158</text:p>
          </table:table-cell>
          <table:table-cell office:value-type="float" office:value="2229">
            <text:p>2229</text:p>
          </table:table-cell>
          <table:table-cell office:value-type="float" office:value="3961">
            <text:p>3961</text:p>
          </table:table-cell>
          <table:table-cell office:value-type="float" office:value="97.75">
            <text:p>97.75</text:p>
          </table:table-cell>
          <table:table-cell office:value-type="float" office:value="162.5">
            <text:p>162.5</text:p>
          </table:table-cell>
          <table:table-cell office:value-type="float" office:value="183">
            <text:p>183</text:p>
          </table:table-cell>
          <table:table-cell office:value-type="float" office:value="0.084412780656304">
            <text:p>0.0844127807</text:p>
          </table:table-cell>
          <table:table-cell office:value-type="float" office:value="0.072902646926873">
            <text:p>0.0729026469</text:p>
          </table:table-cell>
          <table:table-cell office:value-type="float" office:value="0.0462004544306993">
            <text:p>0.0462004544</text:p>
          </table:table-cell>
          <table:table-cell office:value-type="float" office:value="1.3094107466718">
            <text:p>1.3094107467</text:p>
          </table:table-cell>
          <table:table-cell office:value-type="float" office:value="1.26557626426479">
            <text:p>1.2655762643</text:p>
          </table:table-cell>
          <table:table-cell office:value-type="float" office:value="1.16588517520707">
            <text:p>1.1658851752</text:p>
          </table:table-cell>
          <table:table-cell office:value-type="float" office:value="8.55329399851522">
            <text:p>8.5532939985</text:p>
          </table:table-cell>
          <table:table-cell office:value-type="float" office:value="9.85035588295069">
            <text:p>9.850355883</text:p>
          </table:table-cell>
          <table:table-cell office:value-type="float" office:value="15.3470030011472">
            <text:p>15.347003001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271">
            <text:p>1271</text:p>
          </table:table-cell>
          <table:table-cell office:value-type="float" office:value="2366">
            <text:p>2366</text:p>
          </table:table-cell>
          <table:table-cell office:value-type="float" office:value="4262">
            <text:p>4262</text:p>
          </table:table-cell>
          <table:table-cell office:value-type="float" office:value="75">
            <text:p>75</text:p>
          </table:table-cell>
          <table:table-cell office:value-type="float" office:value="69.75">
            <text:p>69.75</text:p>
          </table:table-cell>
          <table:table-cell office:value-type="float" office:value="225.125">
            <text:p>225.125</text:p>
          </table:table-cell>
          <table:table-cell office:value-type="float" office:value="0.0590086546026751">
            <text:p>0.0590086546</text:p>
          </table:table-cell>
          <table:table-cell office:value-type="float" office:value="0.029480135249366">
            <text:p>0.0294801352</text:p>
          </table:table-cell>
          <table:table-cell office:value-type="float" office:value="0.0528214453308306">
            <text:p>0.0528214453</text:p>
          </table:table-cell>
          <table:table-cell office:value-type="float" office:value="1.21335505289268">
            <text:p>1.2133550529</text:p>
          </table:table-cell>
          <table:table-cell office:value-type="float" office:value="1.10488386698645">
            <text:p>1.104883867</text:p>
          </table:table-cell>
          <table:table-cell office:value-type="float" office:value="1.19034366462811">
            <text:p>1.1903436646</text:p>
          </table:table-cell>
          <table:table-cell office:value-type="float" office:value="12.0897962938384">
            <text:p>12.0897962938</text:p>
          </table:table-cell>
          <table:table-cell office:value-type="float" office:value="23.8572427639398">
            <text:p>23.8572427639</text:p>
          </table:table-cell>
          <table:table-cell office:value-type="float" office:value="13.4660581594945">
            <text:p>13.466058159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342">
            <text:p>1342</text:p>
          </table:table-cell>
          <table:table-cell office:value-type="float" office:value="2420">
            <text:p>2420</text:p>
          </table:table-cell>
          <table:table-cell office:value-type="float" office:value="4112">
            <text:p>4112</text:p>
          </table:table-cell>
          <table:table-cell office:value-type="float" office:value="168.875">
            <text:p>168.875</text:p>
          </table:table-cell>
          <table:table-cell office:value-type="float" office:value="200.5">
            <text:p>200.5</text:p>
          </table:table-cell>
          <table:table-cell office:value-type="float" office:value="293">
            <text:p>293</text:p>
          </table:table-cell>
          <table:table-cell office:value-type="float" office:value="0.125838301043219">
            <text:p>0.125838301</text:p>
          </table:table-cell>
          <table:table-cell office:value-type="float" office:value="0.0828512396694215">
            <text:p>0.0828512397</text:p>
          </table:table-cell>
          <table:table-cell office:value-type="float" office:value="0.0712548638132296">
            <text:p>0.0712548638</text:p>
          </table:table-cell>
          <table:table-cell office:value-type="float" office:value="1.47147119854978">
            <text:p>1.4714711985</text:p>
          </table:table-cell>
          <table:table-cell office:value-type="float" office:value="1.3034334215559">
            <text:p>1.3034334216</text:p>
          </table:table-cell>
          <table:table-cell office:value-type="float" office:value="1.25934344435571">
            <text:p>1.2593434444</text:p>
          </table:table-cell>
          <table:table-cell office:value-type="float" office:value="5.84796571017439">
            <text:p>5.8479657102</text:p>
          </table:table-cell>
          <table:table-cell office:value-type="float" office:value="8.70814180919261">
            <text:p>8.7081418092</text:p>
          </table:table-cell>
          <table:table-cell office:value-type="float" office:value="10.0703155134385">
            <text:p>10.070315513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356">
            <text:p>1356</text:p>
          </table:table-cell>
          <table:table-cell office:value-type="float" office:value="2779">
            <text:p>2779</text:p>
          </table:table-cell>
          <table:table-cell office:value-type="float" office:value="4817">
            <text:p>4817</text:p>
          </table:table-cell>
          <table:table-cell office:value-type="float" office:value="125.5">
            <text:p>125.5</text:p>
          </table:table-cell>
          <table:table-cell office:value-type="float" office:value="145.25">
            <text:p>145.25</text:p>
          </table:table-cell>
          <table:table-cell office:value-type="float" office:value="402">
            <text:p>402</text:p>
          </table:table-cell>
          <table:table-cell office:value-type="float" office:value="0.0925516224188791">
            <text:p>0.0925516224</text:p>
          </table:table-cell>
          <table:table-cell office:value-type="float" office:value="0.0522670025188917">
            <text:p>0.0522670025</text:p>
          </table:table-cell>
          <table:table-cell office:value-type="float" office:value="0.0834544322192236">
            <text:p>0.0834544322</text:p>
          </table:table-cell>
          <table:table-cell office:value-type="float" office:value="1.34071965197832">
            <text:p>1.340719652</text:p>
          </table:table-cell>
          <table:table-cell office:value-type="float" office:value="1.18828891433865">
            <text:p>1.1882889143</text:p>
          </table:table-cell>
          <table:table-cell office:value-type="float" office:value="1.30574121159107">
            <text:p>1.3057412116</text:p>
          </table:table-cell>
          <table:table-cell office:value-type="float" office:value="7.83076478013675">
            <text:p>7.8307647801</text:p>
          </table:table-cell>
          <table:table-cell office:value-type="float" office:value="13.6052902199896">
            <text:p>13.60529022</text:p>
          </table:table-cell>
          <table:table-cell office:value-type="float" office:value="8.64764062105647">
            <text:p>8.647640621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534">
            <text:p>1534</text:p>
          </table:table-cell>
          <table:table-cell office:value-type="float" office:value="2810">
            <text:p>2810</text:p>
          </table:table-cell>
          <table:table-cell office:value-type="float" office:value="5763">
            <text:p>5763</text:p>
          </table:table-cell>
          <table:table-cell office:value-type="float" office:value="107.5">
            <text:p>107.5</text:p>
          </table:table-cell>
          <table:table-cell office:value-type="float" office:value="145.75">
            <text:p>145.75</text:p>
          </table:table-cell>
          <table:table-cell office:value-type="float" office:value="258">
            <text:p>258</text:p>
          </table:table-cell>
          <table:table-cell office:value-type="float" office:value="0.0700782268578879">
            <text:p>0.0700782269</text:p>
          </table:table-cell>
          <table:table-cell office:value-type="float" office:value="0.0518683274021352">
            <text:p>0.0518683274</text:p>
          </table:table-cell>
          <table:table-cell office:value-type="float" office:value="0.0447683498178032">
            <text:p>0.0447683498</text:p>
          </table:table-cell>
          <table:table-cell office:value-type="float" office:value="1.25489927144652">
            <text:p>1.2548992714</text:p>
          </table:table-cell>
          <table:table-cell office:value-type="float" office:value="1.18681217974696">
            <text:p>1.1868121797</text:p>
          </table:table-cell>
          <table:table-cell office:value-type="float" office:value="1.16061746644731">
            <text:p>1.1606174664</text:p>
          </table:table-cell>
          <table:table-cell office:value-type="float" office:value="10.2337106193706">
            <text:p>10.2337106194</text:p>
          </table:table-cell>
          <table:table-cell office:value-type="float" office:value="13.7072450934532">
            <text:p>13.7072450935</text:p>
          </table:table-cell>
          <table:table-cell office:value-type="float" office:value="15.8270176114846">
            <text:p>15.827017611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734">
            <text:p>1734</text:p>
          </table:table-cell>
          <table:table-cell office:value-type="float" office:value="2938">
            <text:p>2938</text:p>
          </table:table-cell>
          <table:table-cell office:value-type="float" office:value="5661">
            <text:p>5661</text:p>
          </table:table-cell>
          <table:table-cell office:value-type="float" office:value="78">
            <text:p>78</text:p>
          </table:table-cell>
          <table:table-cell office:value-type="float" office:value="119.125">
            <text:p>119.125</text:p>
          </table:table-cell>
          <table:table-cell office:value-type="float" office:value="397">
            <text:p>397</text:p>
          </table:table-cell>
          <table:table-cell office:value-type="float" office:value="0.0449826989619377">
            <text:p>0.044982699</text:p>
          </table:table-cell>
          <table:table-cell office:value-type="float" office:value="0.0405462899931926">
            <text:p>0.04054629</text:p>
          </table:table-cell>
          <table:table-cell office:value-type="float" office:value="0.0701289524818937">
            <text:p>0.0701289525</text:p>
          </table:table-cell>
          <table:table-cell office:value-type="float" office:value="1.16140539505035">
            <text:p>1.1614053951</text:p>
          </table:table-cell>
          <table:table-cell office:value-type="float" office:value="1.14513425817531">
            <text:p>1.1451342582</text:p>
          </table:table-cell>
          <table:table-cell office:value-type="float" office:value="1.25509075083999">
            <text:p>1.2550907508</text:p>
          </table:table-cell>
          <table:table-cell office:value-type="float" office:value="15.7532271275905">
            <text:p>15.7532271276</text:p>
          </table:table-cell>
          <table:table-cell office:value-type="float" office:value="17.4394838547314">
            <text:p>17.4394838547</text:p>
          </table:table-cell>
          <table:table-cell office:value-type="float" office:value="10.2265534953466">
            <text:p>10.226553495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32">
            <text:p>1732</text:p>
          </table:table-cell>
          <table:table-cell office:value-type="float" office:value="3072">
            <text:p>3072</text:p>
          </table:table-cell>
          <table:table-cell office:value-type="float" office:value="6367">
            <text:p>6367</text:p>
          </table:table-cell>
          <table:table-cell office:value-type="float" office:value="87.75">
            <text:p>87.75</text:p>
          </table:table-cell>
          <table:table-cell office:value-type="float" office:value="254.75">
            <text:p>254.75</text:p>
          </table:table-cell>
          <table:table-cell office:value-type="float" office:value="592">
            <text:p>592</text:p>
          </table:table-cell>
          <table:table-cell office:value-type="float" office:value="0.0506639722863741">
            <text:p>0.0506639723</text:p>
          </table:table-cell>
          <table:table-cell office:value-type="float" office:value="0.0829264322916667">
            <text:p>0.0829264323</text:p>
          </table:table-cell>
          <table:table-cell office:value-type="float" office:value="0.0929794251609863">
            <text:p>0.0929794252</text:p>
          </table:table-cell>
          <table:table-cell office:value-type="float" office:value="1.18235490565447">
            <text:p>1.1823549057</text:p>
          </table:table-cell>
          <table:table-cell office:value-type="float" office:value="1.30372102763918">
            <text:p>1.3037210276</text:p>
          </table:table-cell>
          <table:table-cell office:value-type="float" office:value="1.34237252812986">
            <text:p>1.3423725281</text:p>
          </table:table-cell>
          <table:table-cell office:value-type="float" office:value="14.0249829697232">
            <text:p>14.0249829697</text:p>
          </table:table-cell>
          <table:table-cell office:value-type="float" office:value="8.70055187192032">
            <text:p>8.7005518719</text:p>
          </table:table-cell>
          <table:table-cell office:value-type="float" office:value="7.79628353597704">
            <text:p>7.79628353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5">
            <text:p>25</text:p>
          </table:table-cell>
          <table:table-cell office:value-type="float" office:value="2150">
            <text:p>2150</text:p>
          </table:table-cell>
          <table:table-cell office:value-type="float" office:value="3548">
            <text:p>3548</text:p>
          </table:table-cell>
          <table:table-cell office:value-type="float" office:value="6638">
            <text:p>6638</text:p>
          </table:table-cell>
          <table:table-cell office:value-type="float" office:value="68.625">
            <text:p>68.625</text:p>
          </table:table-cell>
          <table:table-cell office:value-type="float" office:value="183.625">
            <text:p>183.625</text:p>
          </table:table-cell>
          <table:table-cell office:value-type="float" office:value="231">
            <text:p>231</text:p>
          </table:table-cell>
          <table:table-cell office:value-type="float" office:value="0.0319186046511628">
            <text:p>0.0319186047</text:p>
          </table:table-cell>
          <table:table-cell office:value-type="float" office:value="0.0517545095828636">
            <text:p>0.0517545096</text:p>
          </table:table-cell>
          <table:table-cell office:value-type="float" office:value="0.0347996384453149">
            <text:p>0.0347996384</text:p>
          </table:table-cell>
          <table:table-cell office:value-type="float" office:value="1.11371195903191">
            <text:p>1.113711959</text:p>
          </table:table-cell>
          <table:table-cell office:value-type="float" office:value="1.18639070089386">
            <text:p>1.1863907009</text:p>
          </table:table-cell>
          <table:table-cell office:value-type="float" office:value="1.12417232363701">
            <text:p>1.1241723236</text:p>
          </table:table-cell>
          <table:table-cell office:value-type="float" office:value="22.0608452729629">
            <text:p>22.060845273</text:p>
          </table:table-cell>
          <table:table-cell office:value-type="float" office:value="13.7366403750793">
            <text:p>13.7366403751</text:p>
          </table:table-cell>
          <table:table-cell office:value-type="float" office:value="20.2628270779142">
            <text:p>20.262827077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2002">
            <text:p>2002</text:p>
          </table:table-cell>
          <table:table-cell office:value-type="float" office:value="3482">
            <text:p>3482</text:p>
          </table:table-cell>
          <table:table-cell office:value-type="float" office:value="6186">
            <text:p>6186</text:p>
          </table:table-cell>
          <table:table-cell office:value-type="float" office:value="120.5">
            <text:p>120.5</text:p>
          </table:table-cell>
          <table:table-cell office:value-type="float" office:value="167.125">
            <text:p>167.125</text:p>
          </table:table-cell>
          <table:table-cell office:value-type="float" office:value="54.25">
            <text:p>54.25</text:p>
          </table:table-cell>
          <table:table-cell office:value-type="float" office:value="0.0601898101898102">
            <text:p>0.0601898102</text:p>
          </table:table-cell>
          <table:table-cell office:value-type="float" office:value="0.0479968408960368">
            <text:p>0.0479968409</text:p>
          </table:table-cell>
          <table:table-cell office:value-type="float" office:value="0.00876980278047203">
            <text:p>0.0087698028</text:p>
          </table:table-cell>
          <table:table-cell office:value-type="float" office:value="1.21776504963568">
            <text:p>1.2177650496</text:p>
          </table:table-cell>
          <table:table-cell office:value-type="float" office:value="1.17250418873869">
            <text:p>1.1725041887</text:p>
          </table:table-cell>
          <table:table-cell office:value-type="float" office:value="1.03084505223564">
            <text:p>1.0308450522</text:p>
          </table:table-cell>
          <table:table-cell office:value-type="float" office:value="11.8592197332129">
            <text:p>11.8592197332</text:p>
          </table:table-cell>
          <table:table-cell office:value-type="float" office:value="14.7853824867341">
            <text:p>14.78538248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890">
            <text:p>1890</text:p>
          </table:table-cell>
          <table:table-cell office:value-type="float" office:value="3598">
            <text:p>3598</text:p>
          </table:table-cell>
          <table:table-cell office:value-type="float" office:value="6340">
            <text:p>6340</text:p>
          </table:table-cell>
          <table:table-cell office:value-type="float" office:value="137.25">
            <text:p>137.25</text:p>
          </table:table-cell>
          <table:table-cell office:value-type="float" office:value="259.125">
            <text:p>259.125</text:p>
          </table:table-cell>
          <table:table-cell office:value-type="float" office:value="-143.625">
            <text:p>-143.625</text:p>
          </table:table-cell>
          <table:table-cell office:value-type="float" office:value="0.0726190476190476">
            <text:p>0.0726190476</text:p>
          </table:table-cell>
          <table:table-cell office:value-type="float" office:value="0.0720191773207337">
            <text:p>0.0720191773</text:p>
          </table:table-cell>
          <table:table-cell office:value-type="float" office:value="-0.022653785488959">
            <text:p>-0.0226537855</text:p>
          </table:table-cell>
          <table:table-cell office:value-type="float" office:value="1.26450277777778">
            <text:p>1.2645027778</text:p>
          </table:table-cell>
          <table:table-cell office:value-type="float" office:value="1.2622331739504">
            <text:p>1.262233174</text:p>
          </table:table-cell>
          <table:table-cell office:value-type="float" office:value="0.921717611022724">
            <text:p>0.921717611</text:p>
          </table:table-cell>
          <table:table-cell office:value-type="float" office:value="9.88750216108589">
            <text:p>9.8875021611</text:p>
          </table:table-cell>
          <table:table-cell office:value-type="float" office:value="9.96703757573951">
            <text:p>9.9670375757</text:p>
          </table:table-cell>
          <table:table-cell office:value-type="float" office:value="-30.2495136282525">
            <text:p>-30.249513628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920">
            <text:p>1920</text:p>
          </table:table-cell>
          <table:table-cell office:value-type="float" office:value="3885">
            <text:p>3885</text:p>
          </table:table-cell>
          <table:table-cell office:value-type="float" office:value="8178">
            <text:p>8178</text:p>
          </table:table-cell>
          <table:table-cell office:value-type="float" office:value="151.75">
            <text:p>151.75</text:p>
          </table:table-cell>
          <table:table-cell office:value-type="float" office:value="48.375">
            <text:p>48.375</text:p>
          </table:table-cell>
          <table:table-cell office:value-type="float" office:value="-87.875">
            <text:p>-87.875</text:p>
          </table:table-cell>
          <table:table-cell office:value-type="float" office:value="0.0790364583333333">
            <text:p>0.0790364583</text:p>
          </table:table-cell>
          <table:table-cell office:value-type="float" office:value="0.0124517374517375">
            <text:p>0.0124517375</text:p>
          </table:table-cell>
          <table:table-cell office:value-type="float" office:value="-0.0107452922474933">
            <text:p>-0.0107452922</text:p>
          </table:table-cell>
          <table:table-cell office:value-type="float" office:value="1.28887125718858">
            <text:p>1.2888712572</text:p>
          </table:table-cell>
          <table:table-cell office:value-type="float" office:value="1.04388497078159">
            <text:p>1.0438849708</text:p>
          </table:table-cell>
          <table:table-cell office:value-type="float" office:value="0.962617781292522">
            <text:p>0.9626177813</text:p>
          </table:table-cell>
          <table:table-cell office:value-type="float" office:value="9.11214774881245">
            <text:p>9.11214774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2247">
            <text:p>2247</text:p>
          </table:table-cell>
          <table:table-cell office:value-type="float" office:value="4075">
            <text:p>4075</text:p>
          </table:table-cell>
          <table:table-cell office:value-type="float" office:value="6920">
            <text:p>6920</text:p>
          </table:table-cell>
          <table:table-cell office:value-type="float" office:value="145.25">
            <text:p>145.25</text:p>
          </table:table-cell>
          <table:table-cell office:value-type="float" office:value="128.375">
            <text:p>128.375</text:p>
          </table:table-cell>
          <table:table-cell office:value-type="float" office:value="-68.625">
            <text:p>-68.625</text:p>
          </table:table-cell>
          <table:table-cell office:value-type="float" office:value="0.0646417445482866">
            <text:p>0.0646417445</text:p>
          </table:table-cell>
          <table:table-cell office:value-type="float" office:value="0.0315030674846626">
            <text:p>0.0315030675</text:p>
          </table:table-cell>
          <table:table-cell office:value-type="float" office:value="-0.00991690751445087">
            <text:p>-0.0099169075</text:p>
          </table:table-cell>
          <table:table-cell office:value-type="float" office:value="1.23443607398997">
            <text:p>1.234436074</text:p>
          </table:table-cell>
          <table:table-cell office:value-type="float" office:value="1.11220592498777">
            <text:p>1.112205925</text:p>
          </table:table-cell>
          <table:table-cell office:value-type="float" office:value="0.965483580006536">
            <text:p>0.96548358</text:p>
          </table:table-cell>
          <table:table-cell office:value-type="float" office:value="11.0658590652936">
            <text:p>11.0658590653</text:p>
          </table:table-cell>
          <table:table-cell office:value-type="float" office:value="22.3473117873892">
            <text:p>22.34731178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2290">
            <text:p>2290</text:p>
          </table:table-cell>
          <table:table-cell office:value-type="float" office:value="4022">
            <text:p>4022</text:p>
          </table:table-cell>
          <table:table-cell office:value-type="float" office:value="6290">
            <text:p>6290</text:p>
          </table:table-cell>
          <table:table-cell office:value-type="float" office:value="183.25">
            <text:p>183.25</text:p>
          </table:table-cell>
          <table:table-cell office:value-type="float" office:value="-265.125">
            <text:p>-265.125</text:p>
          </table:table-cell>
          <table:table-cell office:value-type="float" office:value="-118.25">
            <text:p>-118.25</text:p>
          </table:table-cell>
          <table:table-cell office:value-type="float" office:value="0.0800218340611354">
            <text:p>0.0800218341</text:p>
          </table:table-cell>
          <table:table-cell office:value-type="float" office:value="-0.0659186971655893">
            <text:p>-0.0659186972</text:p>
          </table:table-cell>
          <table:table-cell office:value-type="float" office:value="-0.0187996820349762">
            <text:p>-0.018799682</text:p>
          </table:table-cell>
          <table:table-cell office:value-type="float" office:value="1.29262726730993">
            <text:p>1.2926272673</text:p>
          </table:table-cell>
          <table:table-cell office:value-type="float" office:value="0.777801298207015">
            <text:p>0.7778012982</text:p>
          </table:table-cell>
          <table:table-cell office:value-type="float" office:value="0.934893831845031">
            <text:p>0.9348938318</text:p>
          </table:table-cell>
          <table:table-cell office:value-type="float" office:value="9.00410309826245">
            <text:p>9.0041030983</text:p>
          </table:table-cell>
          <table:table-cell office:value-type="float" office:value="-10.1646710563167">
            <text:p>-10.1646710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9">
            <text:p>39</text:p>
          </table:table-cell>
          <table:table-cell office:value-type="float" office:value="1710">
            <text:p>1710</text:p>
          </table:table-cell>
          <table:table-cell office:value-type="float" office:value="3738">
            <text:p>3738</text:p>
          </table:table-cell>
          <table:table-cell office:value-type="float" office:value="6325">
            <text:p>6325</text:p>
          </table:table-cell>
          <table:table-cell office:value-type="float" office:value="23.5">
            <text:p>23.5</text:p>
          </table:table-cell>
          <table:table-cell office:value-type="float" office:value="184.5">
            <text:p>184.5</text:p>
          </table:table-cell>
          <table:table-cell office:value-type="float" office:value="-224.25">
            <text:p>-224.25</text:p>
          </table:table-cell>
          <table:table-cell office:value-type="float" office:value="0.0137426900584795">
            <text:p>0.0137426901</text:p>
          </table:table-cell>
          <table:table-cell office:value-type="float" office:value="0.0493579454253612">
            <text:p>0.0493579454</text:p>
          </table:table-cell>
          <table:table-cell office:value-type="float" office:value="-0.0354545454545455">
            <text:p>-0.0354545455</text:p>
          </table:table-cell>
          <table:table-cell office:value-type="float" office:value="1.04846958380356">
            <text:p>1.0484695838</text:p>
          </table:table-cell>
          <table:table-cell office:value-type="float" office:value="1.17752777427093">
            <text:p>1.1775277743</text:p>
          </table:table-cell>
          <table:table-cell office:value-type="float" office:value="0.878372859504132">
            <text:p>0.8783728595</text:p>
          </table:table-cell>
          <table:table-cell office:value-type="float" office:value="0">
            <text:p>0</text:p>
          </table:table-cell>
          <table:table-cell office:value-type="float" office:value="14.387065383847">
            <text:p>14.3870653838</text:p>
          </table:table-cell>
          <table:table-cell office:value-type="float" office:value="-19.2016464269825">
            <text:p>-19.20164642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81">
            <text:p>81</text:p>
          </table:table-cell>
          <table:table-cell office:value-type="float" office:value="1197">
            <text:p>1197</text:p>
          </table:table-cell>
          <table:table-cell office:value-type="float" office:value="4182">
            <text:p>4182</text:p>
          </table:table-cell>
          <table:table-cell office:value-type="float" office:value="7190">
            <text:p>7190</text:p>
          </table:table-cell>
          <table:table-cell office:value-type="float" office:value="290.625">
            <text:p>290.625</text:p>
          </table:table-cell>
          <table:table-cell office:value-type="float" office:value="286.625">
            <text:p>286.625</text:p>
          </table:table-cell>
          <table:table-cell office:value-type="float" office:value="-40">
            <text:p>-40</text:p>
          </table:table-cell>
          <table:table-cell office:value-type="float" office:value="0.242794486215539">
            <text:p>0.2427944862</text:p>
          </table:table-cell>
          <table:table-cell office:value-type="float" office:value="0.068537780966045">
            <text:p>0.068537781</text:p>
          </table:table-cell>
          <table:table-cell office:value-type="float" office:value="-0.00556328233657858">
            <text:p>-0.0055632823</text:p>
          </table:table-cell>
          <table:table-cell office:value-type="float" office:value="1.96532106032625">
            <text:p>1.9653210603</text:p>
          </table:table-cell>
          <table:table-cell office:value-type="float" office:value="1.24908919112387">
            <text:p>1.2490891911</text:p>
          </table:table-cell>
          <table:table-cell office:value-type="float" office:value="0.980589174038274">
            <text:p>0.980589174</text:p>
          </table:table-cell>
          <table:table-cell office:value-type="float" office:value="3.18890011807334">
            <text:p>3.1889001181</text:p>
          </table:table-cell>
          <table:table-cell office:value-type="float" office:value="10.4561036936959">
            <text:p>10.4561036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1254">
            <text:p>1254</text:p>
          </table:table-cell>
          <table:table-cell office:value-type="float" office:value="4257">
            <text:p>4257</text:p>
          </table:table-cell>
          <table:table-cell office:value-type="float" office:value="7220">
            <text:p>7220</text:p>
          </table:table-cell>
          <table:table-cell office:value-type="float" office:value="659.375">
            <text:p>659.375</text:p>
          </table:table-cell>
          <table:table-cell office:value-type="float" office:value="-47.125">
            <text:p>-47.125</text:p>
          </table:table-cell>
          <table:table-cell office:value-type="float" office:value="-110.625">
            <text:p>-110.625</text:p>
          </table:table-cell>
          <table:table-cell office:value-type="float" office:value="0.525817384370016">
            <text:p>0.5258173844</text:p>
          </table:table-cell>
          <table:table-cell office:value-type="float" office:value="-0.0110700023490721">
            <text:p>-0.0110700023</text:p>
          </table:table-cell>
          <table:table-cell office:value-type="float" office:value="-0.0153220221606648">
            <text:p>-0.0153220222</text:p>
          </table:table-cell>
          <table:table-cell office:value-type="float" office:value="3.38226933183828">
            <text:p>3.3822693318</text:p>
          </table:table-cell>
          <table:table-cell office:value-type="float" office:value="0.961495179884184">
            <text:p>0.9614951799</text:p>
          </table:table-cell>
          <table:table-cell office:value-type="float" office:value="0.946833060589333">
            <text:p>0.9468330606</text:p>
          </table:table-cell>
          <table:table-cell office:value-type="float" office:value="1.64046756500362">
            <text:p>1.640467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74">
            <text:p>74</text:p>
          </table:table-cell>
          <table:table-cell office:value-type="float" office:value="1824">
            <text:p>1824</text:p>
          </table:table-cell>
          <table:table-cell office:value-type="float" office:value="4252">
            <text:p>4252</text:p>
          </table:table-cell>
          <table:table-cell office:value-type="float" office:value="7372">
            <text:p>7372</text:p>
          </table:table-cell>
          <table:table-cell office:value-type="float" office:value="882">
            <text:p>882</text:p>
          </table:table-cell>
          <table:table-cell office:value-type="float" office:value="103">
            <text:p>103</text:p>
          </table:table-cell>
          <table:table-cell office:value-type="float" office:value="-197.25">
            <text:p>-197.25</text:p>
          </table:table-cell>
          <table:table-cell office:value-type="float" office:value="0.483552631578947">
            <text:p>0.4835526316</text:p>
          </table:table-cell>
          <table:table-cell office:value-type="float" office:value="0.0242238946378175">
            <text:p>0.0242238946</text:p>
          </table:table-cell>
          <table:table-cell office:value-type="float" office:value="-0.0267566467715681">
            <text:p>-0.0267566468</text:p>
          </table:table-cell>
          <table:table-cell office:value-type="float" office:value="3.15072757963989">
            <text:p>3.1507275796</text:p>
          </table:table-cell>
          <table:table-cell office:value-type="float" office:value="1.08593375349235">
            <text:p>1.0859337535</text:p>
          </table:table-cell>
          <table:table-cell office:value-type="float" office:value="0.90775493586657">
            <text:p>0.9077549359</text:p>
          </table:table-cell>
          <table:table-cell office:value-type="float" office:value="1.7572959551049">
            <text:p>1.7572959551</text:p>
          </table:table-cell>
          <table:table-cell office:value-type="float" office:value="28.9593834020114">
            <text:p>28.959383402</text:p>
          </table:table-cell>
          <table:table-cell office:value-type="float" office:value="-25.5574670255721">
            <text:p>-25.557467025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1380">
            <text:p>1380</text:p>
          </table:table-cell>
          <table:table-cell office:value-type="float" office:value="4370">
            <text:p>4370</text:p>
          </table:table-cell>
          <table:table-cell office:value-type="float" office:value="13370">
            <text:p>13370</text:p>
          </table:table-cell>
          <table:table-cell office:value-type="float" office:value="-28.75">
            <text:p>-28.75</text:p>
          </table:table-cell>
          <table:table-cell office:value-type="float" office:value="-97.75">
            <text:p>-97.75</text:p>
          </table:table-cell>
          <table:table-cell office:value-type="float" office:value="4375">
            <text:p>4375</text:p>
          </table:table-cell>
          <table:table-cell office:value-type="float" office:value="-0.0208333333333333">
            <text:p>-0.0208333333</text:p>
          </table:table-cell>
          <table:table-cell office:value-type="float" office:value="-0.0223684210526316">
            <text:p>-0.0223684211</text:p>
          </table:table-cell>
          <table:table-cell office:value-type="float" office:value="0.327225130890052">
            <text:p>0.3272251309</text:p>
          </table:table-cell>
          <table:table-cell office:value-type="float" office:value="0.927934027777778">
            <text:p>0.9279340278</text:p>
          </table:table-cell>
          <table:table-cell office:value-type="float" office:value="0.92269120498615">
            <text:p>0.922691205</text:p>
          </table:table-cell>
          <table:table-cell office:value-type="float" office:value="2.35515747923577">
            <text:p>2.3551574792</text:p>
          </table:table-cell>
          <table:table-cell office:value-type="float" office:value="-32.9232749929788">
            <text:p>-32.923274993</text:p>
          </table:table-cell>
          <table:table-cell office:value-type="float" office:value="-30.6398760078472">
            <text:p>-30.6398760078</text:p>
          </table:table-cell>
          <table:table-cell office:value-type="float" office:value="2.44850123084407">
            <text:p>2.448501230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2">
            <text:p>62</text:p>
          </table:table-cell>
          <table:table-cell office:value-type="float" office:value="966">
            <text:p>966</text:p>
          </table:table-cell>
          <table:table-cell office:value-type="float" office:value="4608">
            <text:p>4608</text:p>
          </table:table-cell>
          <table:table-cell office:value-type="float" office:value="21583">
            <text:p>21583</text:p>
          </table:table-cell>
          <table:table-cell office:value-type="float" office:value="235.75">
            <text:p>235.75</text:p>
          </table:table-cell>
          <table:table-cell office:value-type="float" office:value="-333">
            <text:p>-333</text:p>
          </table:table-cell>
          <table:table-cell office:value-type="float" office:value="4148.375">
            <text:p>4148.375</text:p>
          </table:table-cell>
          <table:table-cell office:value-type="float" office:value="0.244047619047619">
            <text:p>0.244047619</text:p>
          </table:table-cell>
          <table:table-cell office:value-type="float" office:value="-0.072265625">
            <text:p>-0.072265625</text:p>
          </table:table-cell>
          <table:table-cell office:value-type="float" office:value="0.192205671130056">
            <text:p>0.1922056711</text:p>
          </table:table-cell>
          <table:table-cell office:value-type="float" office:value="1.97090277777778">
            <text:p>1.9709027778</text:p>
          </table:table-cell>
          <table:table-cell office:value-type="float" office:value="0.757306060791016">
            <text:p>0.7573060608</text:p>
          </table:table-cell>
          <table:table-cell office:value-type="float" office:value="1.74512816818372">
            <text:p>1.7451281682</text:p>
          </table:table-cell>
          <table:table-cell office:value-type="float" office:value="3.17418287951519">
            <text:p>3.1741828795</text:p>
          </table:table-cell>
          <table:table-cell office:value-type="float" office:value="-9.24075236114714">
            <text:p>-9.2407523611</text:p>
          </table:table-cell>
          <table:table-cell office:value-type="float" office:value="3.94270242304382">
            <text:p>3.9427024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3">
            <text:p>53</text:p>
          </table:table-cell>
          <table:table-cell office:value-type="float" office:value="1012">
            <text:p>1012</text:p>
          </table:table-cell>
          <table:table-cell office:value-type="float" office:value="4324">
            <text:p>4324</text:p>
          </table:table-cell>
          <table:table-cell office:value-type="float" office:value="30178">
            <text:p>30178</text:p>
          </table:table-cell>
          <table:table-cell office:value-type="float" office:value="540.5">
            <text:p>540.5</text:p>
          </table:table-cell>
          <table:table-cell office:value-type="float" office:value="2336.125">
            <text:p>2336.125</text:p>
          </table:table-cell>
          <table:table-cell office:value-type="float" office:value="3433.625">
            <text:p>3433.625</text:p>
          </table:table-cell>
          <table:table-cell office:value-type="float" office:value="0.534090909090909">
            <text:p>0.5340909091</text:p>
          </table:table-cell>
          <table:table-cell office:value-type="float" office:value="0.540269426456984">
            <text:p>0.5402694265</text:p>
          </table:table-cell>
          <table:table-cell office:value-type="float" office:value="0.113779077473656">
            <text:p>0.1137790775</text:p>
          </table:table-cell>
          <table:table-cell office:value-type="float" office:value="3.42841425619835">
            <text:p>3.4284142562</text:p>
          </table:table-cell>
          <table:table-cell office:value-type="float" office:value="3.4630494568012">
            <text:p>3.4630494568</text:p>
          </table:table-cell>
          <table:table-cell office:value-type="float" office:value="1.42360030096048">
            <text:p>1.423600301</text:p>
          </table:table-cell>
          <table:table-cell office:value-type="float" office:value="1.61973752958355">
            <text:p>1.6197375296</text:p>
          </table:table-cell>
          <table:table-cell office:value-type="float" office:value="1.60466577349702">
            <text:p>1.6046657735</text:p>
          </table:table-cell>
          <table:table-cell office:value-type="float" office:value="6.4323947033471">
            <text:p>6.432394703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7">
            <text:p>47</text:p>
          </table:table-cell>
          <table:table-cell office:value-type="float" office:value="1380">
            <text:p>1380</text:p>
          </table:table-cell>
          <table:table-cell office:value-type="float" office:value="4148">
            <text:p>4148</text:p>
          </table:table-cell>
          <table:table-cell office:value-type="float" office:value="34380">
            <text:p>34380</text:p>
          </table:table-cell>
          <table:table-cell office:value-type="float" office:value="-56.875">
            <text:p>-56.875</text:p>
          </table:table-cell>
          <table:table-cell office:value-type="float" office:value="-230">
            <text:p>-230</text:p>
          </table:table-cell>
          <table:table-cell office:value-type="float" office:value="2673.625">
            <text:p>2673.625</text:p>
          </table:table-cell>
          <table:table-cell office:value-type="float" office:value="-0.041213768115942">
            <text:p>-0.0412137681</text:p>
          </table:table-cell>
          <table:table-cell office:value-type="float" office:value="-0.0554484088717454">
            <text:p>-0.0554484089</text:p>
          </table:table-cell>
          <table:table-cell office:value-type="float" office:value="0.0777668702734148">
            <text:p>0.0777668703</text:p>
          </table:table-cell>
          <table:table-cell office:value-type="float" office:value="0.85908101797154">
            <text:p>0.859081018</text:p>
          </table:table-cell>
          <table:table-cell office:value-type="float" office:value="0.811956639999851">
            <text:p>0.81195664</text:p>
          </table:table-cell>
          <table:table-cell office:value-type="float" office:value="1.28403751073671">
            <text:p>1.2840375107</text:p>
          </table:table-cell>
          <table:table-cell office:value-type="float" office:value="-16.4693358142258">
            <text:p>-16.4693358142</text:p>
          </table:table-cell>
          <table:table-cell office:value-type="float" office:value="-12.150890258918">
            <text:p>-12.1508902589</text:p>
          </table:table-cell>
          <table:table-cell office:value-type="float" office:value="9.25539040465875">
            <text:p>9.255390404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9">
            <text:p>59</text:p>
          </table:table-cell>
          <table:table-cell office:value-type="float" office:value="966">
            <text:p>966</text:p>
          </table:table-cell>
          <table:table-cell office:value-type="float" office:value="5040">
            <text:p>5040</text:p>
          </table:table-cell>
          <table:table-cell office:value-type="float" office:value="40110">
            <text:p>40110</text:p>
          </table:table-cell>
          <table:table-cell office:value-type="float" office:value="235.75">
            <text:p>235.75</text:p>
          </table:table-cell>
          <table:table-cell office:value-type="float" office:value="1620">
            <text:p>1620</text:p>
          </table:table-cell>
          <table:table-cell office:value-type="float" office:value="1933.875">
            <text:p>1933.875</text:p>
          </table:table-cell>
          <table:table-cell office:value-type="float" office:value="0.244047619047619">
            <text:p>0.244047619</text:p>
          </table:table-cell>
          <table:table-cell office:value-type="float" office:value="0.321428571428571">
            <text:p>0.3214285714</text:p>
          </table:table-cell>
          <table:table-cell office:value-type="float" office:value="0.0482142857142857">
            <text:p>0.0482142857</text:p>
          </table:table-cell>
          <table:table-cell office:value-type="float" office:value="1.97090277777778">
            <text:p>1.9709027778</text:p>
          </table:table-cell>
          <table:table-cell office:value-type="float" office:value="2.3275">
            <text:p>2.3275</text:p>
          </table:table-cell>
          <table:table-cell office:value-type="float" office:value="1.17330625">
            <text:p>1.17330625</text:p>
          </table:table-cell>
          <table:table-cell office:value-type="float" office:value="3.17418287951519">
            <text:p>3.1741828795</text:p>
          </table:table-cell>
          <table:table-cell office:value-type="float" office:value="2.48695317275598">
            <text:p>2.4869531728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5">
            <text:p>75</text:p>
          </table:table-cell>
          <table:table-cell office:value-type="float" office:value="1012">
            <text:p>1012</text:p>
          </table:table-cell>
          <table:table-cell office:value-type="float" office:value="6441">
            <text:p>6441</text:p>
          </table:table-cell>
          <table:table-cell office:value-type="float" office:value="38964">
            <text:p>38964</text:p>
          </table:table-cell>
          <table:table-cell office:value-type="float" office:value="540.5">
            <text:p>540.5</text:p>
          </table:table-cell>
          <table:table-cell office:value-type="float" office:value="1303.875">
            <text:p>1303.875</text:p>
          </table:table-cell>
          <table:table-cell office:value-type="float" office:value="453.625">
            <text:p>453.625</text:p>
          </table:table-cell>
          <table:table-cell office:value-type="float" office:value="0.534090909090909">
            <text:p>0.5340909091</text:p>
          </table:table-cell>
          <table:table-cell office:value-type="float" office:value="0.202433628318584">
            <text:p>0.2024336283</text:p>
          </table:table-cell>
          <table:table-cell office:value-type="float" office:value="0.0116421568627451">
            <text:p>0.0116421569</text:p>
          </table:table-cell>
          <table:table-cell office:value-type="float" office:value="3.42841425619835">
            <text:p>3.4284142562</text:p>
          </table:table-cell>
          <table:table-cell office:value-type="float" office:value="1.78883727190853">
            <text:p>1.7888372719</text:p>
          </table:table-cell>
          <table:table-cell office:value-type="float" office:value="1.04101320705978">
            <text:p>1.0410132071</text:p>
          </table:table-cell>
          <table:table-cell office:value-type="float" office:value="1.61973752958355">
            <text:p>1.6197375296</text:p>
          </table:table-cell>
          <table:table-cell office:value-type="float" office:value="3.76000260409667">
            <text:p>3.7600026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1472">
            <text:p>1472</text:p>
          </table:table-cell>
          <table:table-cell office:value-type="float" office:value="8064">
            <text:p>8064</text:p>
          </table:table-cell>
          <table:table-cell office:value-type="float" office:value="33234">
            <text:p>33234</text:p>
          </table:table-cell>
          <table:table-cell office:value-type="float" office:value="782">
            <text:p>782</text:p>
          </table:table-cell>
          <table:table-cell office:value-type="float" office:value="792">
            <text:p>792</text:p>
          </table:table-cell>
          <table:table-cell office:value-type="float" office:value="-883.375">
            <text:p>-883.375</text:p>
          </table:table-cell>
          <table:table-cell office:value-type="float" office:value="0.53125">
            <text:p>0.53125</text:p>
          </table:table-cell>
          <table:table-cell office:value-type="float" office:value="0.0982142857142857">
            <text:p>0.0982142857</text:p>
          </table:table-cell>
          <table:table-cell office:value-type="float" office:value="-0.0265804597701149">
            <text:p>-0.0265804598</text:p>
          </table:table-cell>
          <table:table-cell office:value-type="float" office:value="3.4125390625">
            <text:p>3.4125390625</text:p>
          </table:table-cell>
          <table:table-cell office:value-type="float" office:value="1.36265625">
            <text:p>1.36265625</text:p>
          </table:table-cell>
          <table:table-cell office:value-type="float" office:value="0.908353171654115">
            <text:p>0.9083531717</text:p>
          </table:table-cell>
          <table:table-cell office:value-type="float" office:value="1.62678377379716">
            <text:p>1.6267837738</text:p>
          </table:table-cell>
          <table:table-cell office:value-type="float" office:value="7.398661461661">
            <text:p>7.3986614617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2">
            <text:p>72</text:p>
          </table:table-cell>
          <table:table-cell office:value-type="float" office:value="2175">
            <text:p>2175</text:p>
          </table:table-cell>
          <table:table-cell office:value-type="float" office:value="8265">
            <text:p>8265</text:p>
          </table:table-cell>
          <table:table-cell office:value-type="float" office:value="34380">
            <text:p>34380</text:p>
          </table:table-cell>
          <table:table-cell office:value-type="float" office:value="-114.375">
            <text:p>-114.375</text:p>
          </table:table-cell>
          <table:table-cell office:value-type="float" office:value="-149.625">
            <text:p>-149.625</text:p>
          </table:table-cell>
          <table:table-cell office:value-type="float" office:value="2673.625">
            <text:p>2673.625</text:p>
          </table:table-cell>
          <table:table-cell office:value-type="float" office:value="-0.0525862068965517">
            <text:p>-0.0525862069</text:p>
          </table:table-cell>
          <table:table-cell office:value-type="float" office:value="-0.0181034482758621">
            <text:p>-0.0181034483</text:p>
          </table:table-cell>
          <table:table-cell office:value-type="float" office:value="0.0777668702734148">
            <text:p>0.0777668703</text:p>
          </table:table-cell>
          <table:table-cell office:value-type="float" office:value="0.821368281807372">
            <text:p>0.8213682818</text:p>
          </table:table-cell>
          <table:table-cell office:value-type="float" office:value="0.937280291319857">
            <text:p>0.9372802913</text:p>
          </table:table-cell>
          <table:table-cell office:value-type="float" office:value="1.28403751073671">
            <text:p>1.2840375107</text:p>
          </table:table-cell>
          <table:table-cell office:value-type="float" office:value="-12.8314657817968">
            <text:p>-12.8314657818</text:p>
          </table:table-cell>
          <table:table-cell office:value-type="float" office:value="0">
            <text:p>0</text:p>
          </table:table-cell>
          <table:table-cell office:value-type="float" office:value="9.25539040465875">
            <text:p>9.255390404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2265">
            <text:p>2265</text:p>
          </table:table-cell>
          <table:table-cell office:value-type="float" office:value="9790">
            <text:p>9790</text:p>
          </table:table-cell>
          <table:table-cell office:value-type="float" office:value="40110">
            <text:p>40110</text:p>
          </table:table-cell>
          <table:table-cell office:value-type="float" office:value="-69.375">
            <text:p>-69.375</text:p>
          </table:table-cell>
          <table:table-cell office:value-type="float" office:value="1354.375">
            <text:p>1354.375</text:p>
          </table:table-cell>
          <table:table-cell office:value-type="float" office:value="1933.875">
            <text:p>1933.875</text:p>
          </table:table-cell>
          <table:table-cell office:value-type="float" office:value="-0.0306291390728477">
            <text:p>-0.0306291391</text:p>
          </table:table-cell>
          <table:table-cell office:value-type="float" office:value="0.138342696629213">
            <text:p>0.1383426966</text:p>
          </table:table-cell>
          <table:table-cell office:value-type="float" office:value="0.0482142857142857">
            <text:p>0.0482142857</text:p>
          </table:table-cell>
          <table:table-cell office:value-type="float" office:value="0.894636775799307">
            <text:p>0.8946367758</text:p>
          </table:table-cell>
          <table:table-cell office:value-type="float" office:value="1.52171129355511">
            <text:p>1.5217112936</text:p>
          </table:table-cell>
          <table:table-cell office:value-type="float" office:value="1.17330625">
            <text:p>1.17330625</text:p>
          </table:table-cell>
          <table:table-cell office:value-type="float" office:value="-22.2819483292016">
            <text:p>-22.2819483292</text:p>
          </table:table-cell>
          <table:table-cell office:value-type="float" office:value="5.34945460518972">
            <text:p>5.3494546052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980">
            <text:p>1980</text:p>
          </table:table-cell>
          <table:table-cell office:value-type="float" office:value="10545">
            <text:p>10545</text:p>
          </table:table-cell>
          <table:table-cell office:value-type="float" office:value="38964">
            <text:p>38964</text:p>
          </table:table-cell>
          <table:table-cell office:value-type="float" office:value="-56.25">
            <text:p>-56.25</text:p>
          </table:table-cell>
          <table:table-cell office:value-type="float" office:value="1132.875">
            <text:p>1132.875</text:p>
          </table:table-cell>
          <table:table-cell office:value-type="float" office:value="453.625">
            <text:p>453.625</text:p>
          </table:table-cell>
          <table:table-cell office:value-type="float" office:value="-0.0284090909090909">
            <text:p>-0.0284090909</text:p>
          </table:table-cell>
          <table:table-cell office:value-type="float" office:value="0.107432432432432">
            <text:p>0.1074324324</text:p>
          </table:table-cell>
          <table:table-cell office:value-type="float" office:value="0.0116421568627451">
            <text:p>0.0116421569</text:p>
          </table:table-cell>
          <table:table-cell office:value-type="float" office:value="0.902150051652893">
            <text:p>0.9021500517</text:p>
          </table:table-cell>
          <table:table-cell office:value-type="float" office:value="1.39863529948868">
            <text:p>1.3986352995</text:p>
          </table:table-cell>
          <table:table-cell office:value-type="float" office:value="1.04101320705978">
            <text:p>1.0410132071</text:p>
          </table:table-cell>
          <table:table-cell office:value-type="float" office:value="-24.0505424546661">
            <text:p>-24.0505424547</text:p>
          </table:table-cell>
          <table:table-cell office:value-type="float" office:value="6.79261632847231">
            <text:p>6.79261632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1815">
            <text:p>1815</text:p>
          </table:table-cell>
          <table:table-cell office:value-type="float" office:value="10168">
            <text:p>10168</text:p>
          </table:table-cell>
          <table:table-cell office:value-type="float" office:value="33234">
            <text:p>33234</text:p>
          </table:table-cell>
          <table:table-cell office:value-type="float" office:value="-54.375">
            <text:p>-54.375</text:p>
          </table:table-cell>
          <table:table-cell office:value-type="float" office:value="768.75">
            <text:p>768.75</text:p>
          </table:table-cell>
          <table:table-cell office:value-type="float" office:value="-883.375">
            <text:p>-883.375</text:p>
          </table:table-cell>
          <table:table-cell office:value-type="float" office:value="-0.0299586776859504">
            <text:p>-0.0299586777</text:p>
          </table:table-cell>
          <table:table-cell office:value-type="float" office:value="0.0756048387096774">
            <text:p>0.0756048387</text:p>
          </table:table-cell>
          <table:table-cell office:value-type="float" office:value="-0.0265804597701149">
            <text:p>-0.0265804598</text:p>
          </table:table-cell>
          <table:table-cell office:value-type="float" office:value="0.896903771941807">
            <text:p>0.8969037719</text:p>
          </table:table-cell>
          <table:table-cell office:value-type="float" office:value="1.27582047509105">
            <text:p>1.2758204751</text:p>
          </table:table-cell>
          <table:table-cell office:value-type="float" office:value="0.908353171654115">
            <text:p>0.9083531717</text:p>
          </table:table-cell>
          <table:table-cell office:value-type="float" office:value="-22.7884443591861">
            <text:p>-22.7884443592</text:p>
          </table:table-cell>
          <table:table-cell office:value-type="float" office:value="9.51039077566966">
            <text:p>9.5103907757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385">
            <text:p>2385</text:p>
          </table:table-cell>
          <table:table-cell office:value-type="float" office:value="10994">
            <text:p>10994</text:p>
          </table:table-cell>
          <table:table-cell office:value-type="float" office:value="30369">
            <text:p>30369</text:p>
          </table:table-cell>
          <table:table-cell office:value-type="float" office:value="52.5">
            <text:p>52.5</text:p>
          </table:table-cell>
          <table:table-cell office:value-type="float" office:value="552">
            <text:p>552</text:p>
          </table:table-cell>
          <table:table-cell office:value-type="float" office:value="668.5">
            <text:p>668.5</text:p>
          </table:table-cell>
          <table:table-cell office:value-type="float" office:value="0.0220125786163522">
            <text:p>0.0220125786</text:p>
          </table:table-cell>
          <table:table-cell office:value-type="float" office:value="0.0502092050209205">
            <text:p>0.050209205</text:p>
          </table:table-cell>
          <table:table-cell office:value-type="float" office:value="0.0220125786163522">
            <text:p>0.0220125786</text:p>
          </table:table-cell>
          <table:table-cell office:value-type="float" office:value="1.07799375024722">
            <text:p>1.0779937502</text:p>
          </table:table-cell>
          <table:table-cell office:value-type="float" office:value="1.18067330754013">
            <text:p>1.1806733075</text:p>
          </table:table-cell>
          <table:table-cell office:value-type="float" office:value="1.07799375024722">
            <text:p>1.0779937502</text:p>
          </table:table-cell>
          <table:table-cell office:value-type="float" office:value="31.8340020988173">
            <text:p>31.8340020988</text:p>
          </table:table-cell>
          <table:table-cell office:value-type="float" office:value="14.1489253116455">
            <text:p>14.1489253116</text:p>
          </table:table-cell>
          <table:table-cell office:value-type="float" office:value="31.8340020988173">
            <text:p>31.834002098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2595">
            <text:p>2595</text:p>
          </table:table-cell>
          <table:table-cell office:value-type="float" office:value="11298">
            <text:p>11298</text:p>
          </table:table-cell>
          <table:table-cell office:value-type="float" office:value="33043">
            <text:p>33043</text:p>
          </table:table-cell>
          <table:table-cell office:value-type="float" office:value="8.125">
            <text:p>8.125</text:p>
          </table:table-cell>
          <table:table-cell office:value-type="float" office:value="262.5">
            <text:p>262.5</text:p>
          </table:table-cell>
          <table:table-cell office:value-type="float" office:value="103.25">
            <text:p>103.25</text:p>
          </table:table-cell>
          <table:table-cell office:value-type="float" office:value="0.00313102119460501">
            <text:p>0.0031310212</text:p>
          </table:table-cell>
          <table:table-cell office:value-type="float" office:value="0.0232342007434944">
            <text:p>0.0232342007</text:p>
          </table:table-cell>
          <table:table-cell office:value-type="float" office:value="0.00312471627878825">
            <text:p>0.0031247163</text:p>
          </table:table-cell>
          <table:table-cell office:value-type="float" office:value="1.01097778863681">
            <text:p>1.0109777886</text:p>
          </table:table-cell>
          <table:table-cell office:value-type="float" office:value="1.08237776564724">
            <text:p>1.0823777656</text:p>
          </table:table-cell>
          <table:table-cell office:value-type="float" office:value="1.01095564412533">
            <text:p>1.0109556441</text:p>
          </table:table-cell>
          <table:table-cell office:value-type="float" office:value="0">
            <text:p>0</text:p>
          </table:table-cell>
          <table:table-cell office:value-type="float" office:value="30.1783015466673">
            <text:p>30.1783015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610">
            <text:p>2610</text:p>
          </table:table-cell>
          <table:table-cell office:value-type="float" office:value="10906">
            <text:p>10906</text:p>
          </table:table-cell>
          <table:table-cell office:value-type="float" office:value="33234">
            <text:p>33234</text:p>
          </table:table-cell>
          <table:table-cell office:value-type="float" office:value="12.125">
            <text:p>12.125</text:p>
          </table:table-cell>
          <table:table-cell office:value-type="float" office:value="199.875">
            <text:p>199.875</text:p>
          </table:table-cell>
          <table:table-cell office:value-type="float" office:value="154.875">
            <text:p>154.875</text:p>
          </table:table-cell>
          <table:table-cell office:value-type="float" office:value="0.0046455938697318">
            <text:p>0.0046455939</text:p>
          </table:table-cell>
          <table:table-cell office:value-type="float" office:value="0.0183270676691729">
            <text:p>0.0183270677</text:p>
          </table:table-cell>
          <table:table-cell office:value-type="float" office:value="0.00466013720888247">
            <text:p>0.0046601372</text:p>
          </table:table-cell>
          <table:table-cell office:value-type="float" office:value="1.01630187836717">
            <text:p>1.0163018784</text:p>
          </table:table-cell>
          <table:table-cell office:value-type="float" office:value="1.06480306440443">
            <text:p>1.0648030644</text:p>
          </table:table-cell>
          <table:table-cell office:value-type="float" office:value="1.01635304531355">
            <text:p>1.01635304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2175">
            <text:p>2175</text:p>
          </table:table-cell>
          <table:table-cell office:value-type="float" office:value="10209">
            <text:p>10209</text:p>
          </table:table-cell>
          <table:table-cell office:value-type="float" office:value="27695">
            <text:p>27695</text:p>
          </table:table-cell>
          <table:table-cell office:value-type="float" office:value="87.25">
            <text:p>87.25</text:p>
          </table:table-cell>
          <table:table-cell office:value-type="float" office:value="322.875">
            <text:p>322.875</text:p>
          </table:table-cell>
          <table:table-cell office:value-type="float" office:value="1110.375">
            <text:p>1110.375</text:p>
          </table:table-cell>
          <table:table-cell office:value-type="float" office:value="0.0401149425287356">
            <text:p>0.0401149425</text:p>
          </table:table-cell>
          <table:table-cell office:value-type="float" office:value="0.0316265060240964">
            <text:p>0.031626506</text:p>
          </table:table-cell>
          <table:table-cell office:value-type="float" office:value="0.0400929770716736">
            <text:p>0.0400929771</text:p>
          </table:table-cell>
          <table:table-cell office:value-type="float" office:value="1.14355634773418">
            <text:p>1.1435563477</text:p>
          </table:table-cell>
          <table:table-cell office:value-type="float" office:value="1.11265323341559">
            <text:p>1.1126532334</text:p>
          </table:table-cell>
          <table:table-cell office:value-type="float" office:value="1.14347601549938">
            <text:p>1.1434760155</text:p>
          </table:table-cell>
          <table:table-cell office:value-type="float" office:value="17.6233289251623">
            <text:p>17.6233289252</text:p>
          </table:table-cell>
          <table:table-cell office:value-type="float" office:value="22.2614288028035">
            <text:p>22.2614288028</text:p>
          </table:table-cell>
          <table:table-cell office:value-type="float" office:value="17.6327966838613">
            <text:p>17.632796683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13">
            <text:p>113</text:p>
          </table:table-cell>
          <table:table-cell office:value-type="float" office:value="2595">
            <text:p>2595</text:p>
          </table:table-cell>
          <table:table-cell office:value-type="float" office:value="11448">
            <text:p>11448</text:p>
          </table:table-cell>
          <table:table-cell office:value-type="float" office:value="33043">
            <text:p>33043</text:p>
          </table:table-cell>
          <table:table-cell office:value-type="float" office:value="89.375">
            <text:p>89.375</text:p>
          </table:table-cell>
          <table:table-cell office:value-type="float" office:value="252">
            <text:p>252</text:p>
          </table:table-cell>
          <table:table-cell office:value-type="float" office:value="1137.25">
            <text:p>1137.25</text:p>
          </table:table-cell>
          <table:table-cell office:value-type="float" office:value="0.0344412331406551">
            <text:p>0.0344412331</text:p>
          </table:table-cell>
          <table:table-cell office:value-type="float" office:value="0.0220125786163522">
            <text:p>0.0220125786</text:p>
          </table:table-cell>
          <table:table-cell office:value-type="float" office:value="0.0344172744605514">
            <text:p>0.0344172745</text:p>
          </table:table-cell>
          <table:table-cell office:value-type="float" office:value="1.12286926513118">
            <text:p>1.1228692651</text:p>
          </table:table-cell>
          <table:table-cell office:value-type="float" office:value="1.07799375024722">
            <text:p>1.0779937502</text:p>
          </table:table-cell>
          <table:table-cell office:value-type="float" office:value="1.12278217622326">
            <text:p>1.1227821762</text:p>
          </table:table-cell>
          <table:table-cell office:value-type="float" office:value="20.4701218675842">
            <text:p>20.4701218676</text:p>
          </table:table-cell>
          <table:table-cell office:value-type="float" office:value="31.8340020988173">
            <text:p>31.8340020988</text:p>
          </table:table-cell>
          <table:table-cell office:value-type="float" office:value="20.4841330455712">
            <text:p>20.484133045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2330">
            <text:p>2330</text:p>
          </table:table-cell>
          <table:table-cell office:value-type="float" office:value="11046">
            <text:p>11046</text:p>
          </table:table-cell>
          <table:table-cell office:value-type="float" office:value="33043">
            <text:p>33043</text:p>
          </table:table-cell>
          <table:table-cell office:value-type="float" office:value="51.5">
            <text:p>51.5</text:p>
          </table:table-cell>
          <table:table-cell office:value-type="float" office:value="283.5">
            <text:p>283.5</text:p>
          </table:table-cell>
          <table:table-cell office:value-type="float" office:value="462.25">
            <text:p>462.25</text:p>
          </table:table-cell>
          <table:table-cell office:value-type="float" office:value="0.0221030042918455">
            <text:p>0.0221030043</text:p>
          </table:table-cell>
          <table:table-cell office:value-type="float" office:value="0.0256653992395437">
            <text:p>0.0256653992</text:p>
          </table:table-cell>
          <table:table-cell office:value-type="float" office:value="0.013989347214236">
            <text:p>0.0139893472</text:p>
          </table:table-cell>
          <table:table-cell office:value-type="float" office:value="1.07831805890696">
            <text:p>1.0783180589</text:p>
          </table:table-cell>
          <table:table-cell office:value-type="float" office:value="1.09111997426593">
            <text:p>1.0911199743</text:p>
          </table:table-cell>
          <table:table-cell office:value-type="float" office:value="1.04934629084737">
            <text:p>1.0493462908</text:p>
          </table:table-cell>
          <table:table-cell office:value-type="float" office:value="31.705173518022">
            <text:p>31.705173518</text:p>
          </table:table-cell>
          <table:table-cell office:value-type="float" office:value="27.3521777433901">
            <text:p>27.3521777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180">
            <text:p>180</text:p>
          </table:table-cell>
          <table:table-cell office:value-type="float" office:value="2077">
            <text:p>2077</text:p>
          </table:table-cell>
          <table:table-cell office:value-type="float" office:value="10880">
            <text:p>10880</text:p>
          </table:table-cell>
          <table:table-cell office:value-type="float" office:value="33234">
            <text:p>33234</text:p>
          </table:table-cell>
          <table:table-cell office:value-type="float" office:value="11.25">
            <text:p>11.25</text:p>
          </table:table-cell>
          <table:table-cell office:value-type="float" office:value="194.125">
            <text:p>194.125</text:p>
          </table:table-cell>
          <table:table-cell office:value-type="float" office:value="500.5">
            <text:p>500.5</text:p>
          </table:table-cell>
          <table:table-cell office:value-type="float" office:value="0.00541646605681271">
            <text:p>0.0054164661</text:p>
          </table:table-cell>
          <table:table-cell office:value-type="float" office:value="0.0178423713235294">
            <text:p>0.0178423713</text:p>
          </table:table-cell>
          <table:table-cell office:value-type="float" office:value="0.0150598784377445">
            <text:p>0.0150598784</text:p>
          </table:table-cell>
          <table:table-cell office:value-type="float" office:value="1.01901513388375">
            <text:p>1.0190151339</text:p>
          </table:table-cell>
          <table:table-cell office:value-type="float" office:value="1.06307226605267">
            <text:p>1.0630722661</text:p>
          </table:table-cell>
          <table:table-cell office:value-type="float" office:value="1.05315410241168">
            <text:p>1.05315410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10">
            <text:p>210</text:p>
          </table:table-cell>
          <table:table-cell office:value-type="float" office:value="2513">
            <text:p>2513</text:p>
          </table:table-cell>
          <table:table-cell office:value-type="float" office:value="11448">
            <text:p>11448</text:p>
          </table:table-cell>
          <table:table-cell office:value-type="float" office:value="31994">
            <text:p>31994</text:p>
          </table:table-cell>
          <table:table-cell office:value-type="float" office:value="100.625">
            <text:p>100.625</text:p>
          </table:table-cell>
          <table:table-cell office:value-type="float" office:value="252">
            <text:p>252</text:p>
          </table:table-cell>
          <table:table-cell office:value-type="float" office:value="1280.75">
            <text:p>1280.75</text:p>
          </table:table-cell>
          <table:table-cell office:value-type="float" office:value="0.040041782729805">
            <text:p>0.0400417827</text:p>
          </table:table-cell>
          <table:table-cell office:value-type="float" office:value="0.0220125786163522">
            <text:p>0.0220125786</text:p>
          </table:table-cell>
          <table:table-cell office:value-type="float" office:value="0.0400309433018691">
            <text:p>0.0400309433</text:p>
          </table:table-cell>
          <table:table-cell office:value-type="float" office:value="1.14328879450811">
            <text:p>1.1432887945</text:p>
          </table:table-cell>
          <table:table-cell office:value-type="float" office:value="1.07799375024722">
            <text:p>1.0779937502</text:p>
          </table:table-cell>
          <table:table-cell office:value-type="float" office:value="1.14324915534295">
            <text:p>1.1432491553</text:p>
          </table:table-cell>
          <table:table-cell office:value-type="float" office:value="17.654903264353">
            <text:p>17.6549032644</text:p>
          </table:table-cell>
          <table:table-cell office:value-type="float" office:value="31.8340020988173">
            <text:p>31.8340020988</text:p>
          </table:table-cell>
          <table:table-cell office:value-type="float" office:value="17.659591164632">
            <text:p>17.659591164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04">
            <text:p>204</text:p>
          </table:table-cell>
          <table:table-cell office:value-type="float" office:value="3100">
            <text:p>3100</text:p>
          </table:table-cell>
          <table:table-cell office:value-type="float" office:value="13148">
            <text:p>13148</text:p>
          </table:table-cell>
          <table:table-cell office:value-type="float" office:value="39467">
            <text:p>39467</text:p>
          </table:table-cell>
          <table:table-cell office:value-type="float" office:value="54.625">
            <text:p>54.625</text:p>
          </table:table-cell>
          <table:table-cell office:value-type="float" office:value="6.5">
            <text:p>6.5</text:p>
          </table:table-cell>
          <table:table-cell office:value-type="float" office:value="695.625">
            <text:p>695.625</text:p>
          </table:table-cell>
          <table:table-cell office:value-type="float" office:value="0.0176209677419355">
            <text:p>0.0176209677</text:p>
          </table:table-cell>
          <table:table-cell office:value-type="float" office:value="0.000494371767569212">
            <text:p>0.0004943718</text:p>
          </table:table-cell>
          <table:table-cell office:value-type="float" office:value="0.0176254845820559">
            <text:p>0.0176254846</text:p>
          </table:table-cell>
          <table:table-cell office:value-type="float" office:value="1.06228196416493">
            <text:p>1.0622819642</text:p>
          </table:table-cell>
          <table:table-cell office:value-type="float" office:value="1.00173078021724">
            <text:p>1.0017307802</text:p>
          </table:table-cell>
          <table:table-cell office:value-type="float" office:value="1.06229808514243">
            <text:p>1.06229808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74">
            <text:p>174</text:p>
          </table:table-cell>
          <table:table-cell office:value-type="float" office:value="3007">
            <text:p>3007</text:p>
          </table:table-cell>
          <table:table-cell office:value-type="float" office:value="13224">
            <text:p>13224</text:p>
          </table:table-cell>
          <table:table-cell office:value-type="float" office:value="38293">
            <text:p>38293</text:p>
          </table:table-cell>
          <table:table-cell office:value-type="float" office:value="96.5">
            <text:p>96.5</text:p>
          </table:table-cell>
          <table:table-cell office:value-type="float" office:value="220.125">
            <text:p>220.125</text:p>
          </table:table-cell>
          <table:table-cell office:value-type="float" office:value="1228.25">
            <text:p>1228.25</text:p>
          </table:table-cell>
          <table:table-cell office:value-type="float" office:value="0.0320917858330562">
            <text:p>0.0320917858</text:p>
          </table:table-cell>
          <table:table-cell office:value-type="float" office:value="0.0166458711433757">
            <text:p>0.0166458711</text:p>
          </table:table-cell>
          <table:table-cell office:value-type="float" office:value="0.0320750528817277">
            <text:p>0.0320750529</text:p>
          </table:table-cell>
          <table:table-cell office:value-type="float" office:value="1.11433982054289">
            <text:p>1.1143398205</text:p>
          </table:table-cell>
          <table:table-cell office:value-type="float" office:value="1.05880363565301">
            <text:p>1.0588036357</text:p>
          </table:table-cell>
          <table:table-cell office:value-type="float" office:value="1.11427915076008">
            <text:p>1.1142791508</text:p>
          </table:table-cell>
          <table:table-cell office:value-type="float" office:value="21.9436461677204">
            <text:p>21.9436461677</text:p>
          </table:table-cell>
          <table:table-cell office:value-type="float" office:value="0">
            <text:p>0</text:p>
          </table:table-cell>
          <table:table-cell office:value-type="float" office:value="21.9549148422243">
            <text:p>21.954914842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2700">
            <text:p>2700</text:p>
          </table:table-cell>
          <table:table-cell office:value-type="float" office:value="11715">
            <text:p>11715</text:p>
          </table:table-cell>
          <table:table-cell office:value-type="float" office:value="34382">
            <text:p>34382</text:p>
          </table:table-cell>
          <table:table-cell office:value-type="float" office:value="202.25">
            <text:p>202.25</text:p>
          </table:table-cell>
          <table:table-cell office:value-type="float" office:value="619.75">
            <text:p>619.75</text:p>
          </table:table-cell>
          <table:table-cell office:value-type="float" office:value="2575.375">
            <text:p>2575.375</text:p>
          </table:table-cell>
          <table:table-cell office:value-type="float" office:value="0.0749074074074074">
            <text:p>0.0749074074</text:p>
          </table:table-cell>
          <table:table-cell office:value-type="float" office:value="0.0529022620571916">
            <text:p>0.0529022621</text:p>
          </table:table-cell>
          <table:table-cell office:value-type="float" office:value="0.0749047466697691">
            <text:p>0.0749047467</text:p>
          </table:table-cell>
          <table:table-cell office:value-type="float" office:value="1.27317372050754">
            <text:p>1.2731737205</text:p>
          </table:table-cell>
          <table:table-cell office:value-type="float" office:value="1.19064326988848">
            <text:p>1.1906432699</text:p>
          </table:table-cell>
          <table:table-cell office:value-type="float" office:value="1.27316362664857">
            <text:p>1.2731636266</text:p>
          </table:table-cell>
          <table:table-cell office:value-type="float" office:value="9.59578786451408">
            <text:p>9.5957878645</text:p>
          </table:table-cell>
          <table:table-cell office:value-type="float" office:value="13.446007058549">
            <text:p>13.4460070585</text:p>
          </table:table-cell>
          <table:table-cell office:value-type="float" office:value="9.59611670269209">
            <text:p>9.596116702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2980">
            <text:p>2980</text:p>
          </table:table-cell>
          <table:table-cell office:value-type="float" office:value="13350">
            <text:p>13350</text:p>
          </table:table-cell>
          <table:table-cell office:value-type="float" office:value="37941">
            <text:p>37941</text:p>
          </table:table-cell>
          <table:table-cell office:value-type="float" office:value="168.857142857143">
            <text:p>168.8571428571</text:p>
          </table:table-cell>
          <table:table-cell office:value-type="float" office:value="757">
            <text:p>757</text:p>
          </table:table-cell>
          <table:table-cell office:value-type="float" office:value="2151.42857142857">
            <text:p>2151.4285714286</text:p>
          </table:table-cell>
          <table:table-cell office:value-type="float" office:value="0.0566634707574305">
            <text:p>0.0566634708</text:p>
          </table:table-cell>
          <table:table-cell office:value-type="float" office:value="0.0567041198501873">
            <text:p>0.0567041199</text:p>
          </table:table-cell>
          <table:table-cell office:value-type="float" office:value="0.0567045826791221">
            <text:p>0.0567045827</text:p>
          </table:table-cell>
          <table:table-cell office:value-type="float" office:value="1.20461521553083">
            <text:p>1.2046152155</text:p>
          </table:table-cell>
          <table:table-cell office:value-type="float" office:value="1.20476651960331">
            <text:p>1.2047665196</text:p>
          </table:table-cell>
          <table:table-cell office:value-type="float" office:value="1.20476824238268">
            <text:p>1.2047682424</text:p>
          </table:table-cell>
          <table:table-cell office:value-type="float" office:value="12.5760890839226">
            <text:p>12.5760890839</text:p>
          </table:table-cell>
          <table:table-cell office:value-type="float" office:value="12.5673176913732">
            <text:p>12.5673176914</text:p>
          </table:table-cell>
          <table:table-cell office:value-type="float" office:value="12.5672178930409">
            <text:p>12.56721789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132">
            <text:p>132</text:p>
          </table:table-cell>
          <table:table-cell office:value-type="float" office:value="3032">
            <text:p>3032</text:p>
          </table:table-cell>
          <table:table-cell office:value-type="float" office:value="12494">
            <text:p>12494</text:p>
          </table:table-cell>
          <table:table-cell office:value-type="float" office:value="39781">
            <text:p>39781</text:p>
          </table:table-cell>
          <table:table-cell office:value-type="float" office:value="99.1666666666667">
            <text:p>99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7066842568162">
            <text:p>0.0327066843</text:p>
          </table:table-cell>
          <table:table-cell table:number-columns-repeated="2" office:value-type="float" office:value="0">
            <text:p>0</text:p>
          </table:table-cell>
          <table:table-cell office:value-type="float" office:value="1.1165700602012">
            <text:p>1.1165700602</text:p>
          </table:table-cell>
          <table:table-cell office:value-type="float" office:value="1.03">
            <text:p>1.03</text:p>
          </table:table-cell>
          <table:table-cell office:value-type="float" office:value="1.17">
            <text:p>1.17</text:p>
          </table:table-cell>
          <table:table-cell office:value-type="float" office:value="21.5375440740592">
            <text:p>21.53754407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3102">
            <text:p>3102</text:p>
          </table:table-cell>
          <table:table-cell office:value-type="float" office:value="12882">
            <text:p>12882</text:p>
          </table:table-cell>
          <table:table-cell office:value-type="float" office:value="41709">
            <text:p>41709</text:p>
          </table:table-cell>
          <table:table-cell office:value-type="float" office:value="137.6">
            <text:p>137.6</text:p>
          </table:table-cell>
          <table:table-cell office:value-type="float" office:value="571.4">
            <text:p>571.4</text:p>
          </table:table-cell>
          <table:table-cell office:value-type="float" office:value="0">
            <text:p>0</text:p>
          </table:table-cell>
          <table:table-cell office:value-type="float" office:value="0.0443584784010316">
            <text:p>0.0443584784</text:p>
          </table:table-cell>
          <table:table-cell office:value-type="float" office:value="0.044356466387207">
            <text:p>0.0443564664</text:p>
          </table:table-cell>
          <table:table-cell office:value-type="float" office:value="0">
            <text:p>0</text:p>
          </table:table-cell>
          <table:table-cell office:value-type="float" office:value="1.15911131663148">
            <text:p>1.1591113166</text:p>
          </table:table-cell>
          <table:table-cell office:value-type="float" office:value="1.15910392473153">
            <text:p>1.1591039247</text:p>
          </table:table-cell>
          <table:table-cell office:value-type="float" office:value="1.17">
            <text:p>1.17</text:p>
          </table:table-cell>
          <table:table-cell office:value-type="float" office:value="15.9701026285267">
            <text:p>15.9701026285</text:p>
          </table:table-cell>
          <table:table-cell office:value-type="float" office:value="15.9708115383802">
            <text:p>15.9708115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3144">
            <text:p>3144</text:p>
          </table:table-cell>
          <table:table-cell office:value-type="float" office:value="14086">
            <text:p>14086</text:p>
          </table:table-cell>
          <table:table-cell office:value-type="float" office:value="47054">
            <text:p>47054</text:p>
          </table:table-cell>
          <table:table-cell table:number-columns-repeated="2" office:value-type="float" office:value="0">
            <text:p>0</text:p>
          </table:table-cell>
          <table:table-cell office:value-type="float" office:value="3168">
            <text:p>31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3269010073533">
            <text:p>0.067326901</text:p>
          </table:table-cell>
          <table:table-cell table:number-columns-repeated="2" office:value-type="float" office:value="1.05">
            <text:p>1.05</text:p>
          </table:table-cell>
          <table:table-cell office:value-type="float" office:value="1.24452866026027">
            <text:p>1.2445286603</text:p>
          </table:table-cell>
          <table:table-cell table:number-columns-repeated="2" office:value-type="float" office:value="0">
            <text:p>0</text:p>
          </table:table-cell>
          <table:table-cell office:value-type="float" office:value="10.6380587820986">
            <text:p>10.638058782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173">
            <text:p>173</text:p>
          </table:table-cell>
          <table:table-cell office:value-type="float" office:value="3187">
            <text:p>3187</text:p>
          </table:table-cell>
          <table:table-cell office:value-type="float" office:value="14434">
            <text:p>14434</text:p>
          </table:table-cell>
          <table:table-cell office:value-type="float" office:value="49375">
            <text:p>49375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1">
            <text:p>1.1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3231">
            <text:p>3231</text:p>
          </table:table-cell>
          <table:table-cell office:value-type="float" office:value="14782">
            <text:p>14782</text:p>
          </table:table-cell>
          <table:table-cell office:value-type="float" office:value="51811">
            <text:p>51811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03">
            <text:p>1.03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7.5">
            <text:p>37.5</text:p>
          </table:table-cell>
          <table:table-cell office:value-type="float" office:value="1897.75">
            <text:p>1897.75</text:p>
          </table:table-cell>
          <table:table-cell office:value-type="float" office:value="8773.25">
            <text:p>8773.25</text:p>
          </table:table-cell>
          <table:table-cell office:value-type="float" office:value="15.3225">
            <text:p>15.322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145">
            <text:p>145</text:p>
          </table:table-cell>
          <table:table-cell office:value-type="float" office:value="3275">
            <text:p>3275</text:p>
          </table:table-cell>
          <table:table-cell office:value-type="float" office:value="15235">
            <text:p>15235</text:p>
          </table:table-cell>
          <table:table-cell office:value-type="float" office:value="54366">
            <text:p>54366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1">
            <text:p>1.1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39">
            <text:p>39</text:p>
          </table:table-cell>
          <table:table-cell office:value-type="float" office:value="1959.66666666667">
            <text:p>1959.6666666667</text:p>
          </table:table-cell>
          <table:table-cell office:value-type="float" office:value="8365.33333333333">
            <text:p>8365.3333333333</text:p>
          </table:table-cell>
          <table:table-cell office:value-type="float" office:value="15.5166666666667">
            <text:p>15.51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float" office:value="347">
            <text:p>347</text:p>
          </table:table-cell>
          <table:table-cell office:value-type="float" office:value="173">
            <text:p>173</text:p>
          </table:table-cell>
          <table:table-cell office:value-type="float" office:value="3320">
            <text:p>3320</text:p>
          </table:table-cell>
          <table:table-cell office:value-type="float" office:value="15541">
            <text:p>15541</text:p>
          </table:table-cell>
          <table:table-cell office:value-type="float" office:value="57048">
            <text:p>57048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04">
            <text:p>1.04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1.04">
            <text:p>1.04</text:p>
          </table:table-cell>
          <table:table-cell office:value-type="float" office:value="1.05">
            <text:p>1.05</text:p>
          </table:table-cell>
          <table:table-cell office:value-type="float" office:value="1.17">
            <text:p>1.1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4.7">
            <text:p>4.7</text:p>
          </table:table-cell>
          <table:table-cell office:value-type="float" office:value="12.4">
            <text:p>12.4</text:p>
          </table:table-cell>
          <table:table-cell office:value-type="float" office:value="1840">
            <text:p>1840</text:p>
          </table:table-cell>
          <table:table-cell office:value-type="float" office:value="3718">
            <text:p>3718</text:p>
          </table:table-cell>
          <table:table-cell office:value-type="float" office:value="7436">
            <text:p>74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2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24:14.05</dc:date>
    <dc:creator>Liam Widdess</dc:creator>
    <meta:editing-duration>P2DT3H30M53S</meta:editing-duration>
    <meta:editing-cycles>185</meta:editing-cycles>
    <meta:generator>OpenOffice/4.1.7$Win32 OpenOffice.org_project/417m1$Build-9800</meta:generator>
    <meta:document-statistic meta:table-count="8" meta:cell-count="697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3">
                <text:p>353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77">
                <text:p>477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710">
                <text:p>71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99">
                <text:p>699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3">
                <text:p>81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32">
                <text:p>832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22">
                <text:p>1022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22">
                <text:p>1122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42">
                <text:p>1142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47">
                <text:p>647</text:p>
              </table:table-cell>
              <table:table-cell office:value-type="float" office:value="1323">
                <text:p>1323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48">
                <text:p>748</text:p>
              </table:table-cell>
              <table:table-cell office:value-type="float" office:value="1391">
                <text:p>139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84">
                <text:p>784</text:p>
              </table:table-cell>
              <table:table-cell office:value-type="float" office:value="1538">
                <text:p>1538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48">
                <text:p>848</text:p>
              </table:table-cell>
              <table:table-cell office:value-type="float" office:value="1666">
                <text:p>1666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64">
                <text:p>864</text:p>
              </table:table-cell>
              <table:table-cell office:value-type="float" office:value="1726">
                <text:p>1726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70">
                <text:p>870</text:p>
              </table:table-cell>
              <table:table-cell office:value-type="float" office:value="1932">
                <text:p>1932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24">
                <text:p>924</text:p>
              </table:table-cell>
              <table:table-cell office:value-type="float" office:value="1875">
                <text:p>1875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00">
                <text:p>1200</text:p>
              </table:table-cell>
              <table:table-cell office:value-type="float" office:value="2248">
                <text:p>2248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58">
                <text:p>1158</text:p>
              </table:table-cell>
              <table:table-cell office:value-type="float" office:value="2229">
                <text:p>2229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71">
                <text:p>1271</text:p>
              </table:table-cell>
              <table:table-cell office:value-type="float" office:value="2366">
                <text:p>2366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42">
                <text:p>1342</text:p>
              </table:table-cell>
              <table:table-cell office:value-type="float" office:value="2420">
                <text:p>2420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56">
                <text:p>1356</text:p>
              </table:table-cell>
              <table:table-cell office:value-type="float" office:value="2779">
                <text:p>2779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34">
                <text:p>1534</text:p>
              </table:table-cell>
              <table:table-cell office:value-type="float" office:value="2810">
                <text:p>2810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34">
                <text:p>1734</text:p>
              </table:table-cell>
              <table:table-cell office:value-type="float" office:value="2938">
                <text:p>2938</text:p>
              </table:table-cell>
              <table:table-cell office:value-type="float" office:value="5661">
                <text:p>566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32">
                <text:p>1732</text:p>
              </table:table-cell>
              <table:table-cell office:value-type="float" office:value="3072">
                <text:p>3072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150">
                <text:p>2150</text:p>
              </table:table-cell>
              <table:table-cell office:value-type="float" office:value="3548">
                <text:p>3548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02">
                <text:p>2002</text:p>
              </table:table-cell>
              <table:table-cell office:value-type="float" office:value="3482">
                <text:p>3482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90">
                <text:p>1890</text:p>
              </table:table-cell>
              <table:table-cell office:value-type="float" office:value="3598">
                <text:p>3598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20">
                <text:p>1920</text:p>
              </table:table-cell>
              <table:table-cell office:value-type="float" office:value="3885">
                <text:p>3885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47">
                <text:p>2247</text:p>
              </table:table-cell>
              <table:table-cell office:value-type="float" office:value="4075">
                <text:p>4075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90">
                <text:p>2290</text:p>
              </table:table-cell>
              <table:table-cell office:value-type="float" office:value="4022">
                <text:p>4022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710">
                <text:p>1710</text:p>
              </table:table-cell>
              <table:table-cell office:value-type="float" office:value="3738">
                <text:p>3738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97">
                <text:p>1197</text:p>
              </table:table-cell>
              <table:table-cell office:value-type="float" office:value="4182">
                <text:p>4182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254">
                <text:p>1254</text:p>
              </table:table-cell>
              <table:table-cell office:value-type="float" office:value="4257">
                <text:p>4257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824">
                <text:p>1824</text:p>
              </table:table-cell>
              <table:table-cell office:value-type="float" office:value="4252">
                <text:p>4252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380">
                <text:p>1380</text:p>
              </table:table-cell>
              <table:table-cell office:value-type="float" office:value="4370">
                <text:p>4370</text:p>
              </table:table-cell>
              <table:table-cell office:value-type="float" office:value="13370">
                <text:p>1337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966">
                <text:p>966</text:p>
              </table:table-cell>
              <table:table-cell office:value-type="float" office:value="4608">
                <text:p>4608</text:p>
              </table:table-cell>
              <table:table-cell office:value-type="float" office:value="21583">
                <text:p>2158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12">
                <text:p>1012</text:p>
              </table:table-cell>
              <table:table-cell office:value-type="float" office:value="4324">
                <text:p>4324</text:p>
              </table:table-cell>
              <table:table-cell office:value-type="float" office:value="30178">
                <text:p>3017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380">
                <text:p>1380</text:p>
              </table:table-cell>
              <table:table-cell office:value-type="float" office:value="4148">
                <text:p>4148</text:p>
              </table:table-cell>
              <table:table-cell office:value-type="float" office:value="34380">
                <text:p>3438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66">
                <text:p>966</text:p>
              </table:table-cell>
              <table:table-cell office:value-type="float" office:value="5040">
                <text:p>5040</text:p>
              </table:table-cell>
              <table:table-cell office:value-type="float" office:value="40110">
                <text:p>4011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012">
                <text:p>1012</text:p>
              </table:table-cell>
              <table:table-cell office:value-type="float" office:value="6441">
                <text:p>6441</text:p>
              </table:table-cell>
              <table:table-cell office:value-type="float" office:value="38964">
                <text:p>3896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472">
                <text:p>1472</text:p>
              </table:table-cell>
              <table:table-cell office:value-type="float" office:value="8064">
                <text:p>8064</text:p>
              </table:table-cell>
              <table:table-cell office:value-type="float" office:value="33234">
                <text:p>3323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175">
                <text:p>2175</text:p>
              </table:table-cell>
              <table:table-cell office:value-type="float" office:value="8265">
                <text:p>8265</text:p>
              </table:table-cell>
              <table:table-cell office:value-type="float" office:value="34380">
                <text:p>3438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265">
                <text:p>2265</text:p>
              </table:table-cell>
              <table:table-cell office:value-type="float" office:value="9790">
                <text:p>9790</text:p>
              </table:table-cell>
              <table:table-cell office:value-type="float" office:value="40110">
                <text:p>4011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980">
                <text:p>1980</text:p>
              </table:table-cell>
              <table:table-cell office:value-type="float" office:value="10545">
                <text:p>10545</text:p>
              </table:table-cell>
              <table:table-cell office:value-type="float" office:value="38964">
                <text:p>3896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815">
                <text:p>1815</text:p>
              </table:table-cell>
              <table:table-cell office:value-type="float" office:value="10168">
                <text:p>10168</text:p>
              </table:table-cell>
              <table:table-cell office:value-type="float" office:value="33234">
                <text:p>3323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385">
                <text:p>2385</text:p>
              </table:table-cell>
              <table:table-cell office:value-type="float" office:value="10994">
                <text:p>10994</text:p>
              </table:table-cell>
              <table:table-cell office:value-type="float" office:value="30369">
                <text:p>3036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595">
                <text:p>2595</text:p>
              </table:table-cell>
              <table:table-cell office:value-type="float" office:value="11298">
                <text:p>11298</text:p>
              </table:table-cell>
              <table:table-cell office:value-type="float" office:value="33043">
                <text:p>3304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610">
                <text:p>2610</text:p>
              </table:table-cell>
              <table:table-cell office:value-type="float" office:value="10906">
                <text:p>10906</text:p>
              </table:table-cell>
              <table:table-cell office:value-type="float" office:value="33234">
                <text:p>3323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175">
                <text:p>2175</text:p>
              </table:table-cell>
              <table:table-cell office:value-type="float" office:value="10209">
                <text:p>10209</text:p>
              </table:table-cell>
              <table:table-cell office:value-type="float" office:value="27695">
                <text:p>2769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595">
                <text:p>2595</text:p>
              </table:table-cell>
              <table:table-cell office:value-type="float" office:value="11448">
                <text:p>11448</text:p>
              </table:table-cell>
              <table:table-cell office:value-type="float" office:value="33043">
                <text:p>3304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330">
                <text:p>2330</text:p>
              </table:table-cell>
              <table:table-cell office:value-type="float" office:value="11046">
                <text:p>11046</text:p>
              </table:table-cell>
              <table:table-cell office:value-type="float" office:value="33043">
                <text:p>3304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077">
                <text:p>2077</text:p>
              </table:table-cell>
              <table:table-cell office:value-type="float" office:value="10880">
                <text:p>10880</text:p>
              </table:table-cell>
              <table:table-cell office:value-type="float" office:value="33234">
                <text:p>3323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513">
                <text:p>2513</text:p>
              </table:table-cell>
              <table:table-cell office:value-type="float" office:value="11448">
                <text:p>11448</text:p>
              </table:table-cell>
              <table:table-cell office:value-type="float" office:value="31994">
                <text:p>3199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3100">
                <text:p>3100</text:p>
              </table:table-cell>
              <table:table-cell office:value-type="float" office:value="13148">
                <text:p>13148</text:p>
              </table:table-cell>
              <table:table-cell office:value-type="float" office:value="39467">
                <text:p>3946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3007">
                <text:p>3007</text:p>
              </table:table-cell>
              <table:table-cell office:value-type="float" office:value="13224">
                <text:p>13224</text:p>
              </table:table-cell>
              <table:table-cell office:value-type="float" office:value="38293">
                <text:p>3829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2700">
                <text:p>2700</text:p>
              </table:table-cell>
              <table:table-cell office:value-type="float" office:value="11715">
                <text:p>11715</text:p>
              </table:table-cell>
              <table:table-cell office:value-type="float" office:value="34382">
                <text:p>34382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2980">
                <text:p>2980</text:p>
              </table:table-cell>
              <table:table-cell office:value-type="float" office:value="13350">
                <text:p>13350</text:p>
              </table:table-cell>
              <table:table-cell office:value-type="float" office:value="37941">
                <text:p>3794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3032">
                <text:p>3032</text:p>
              </table:table-cell>
              <table:table-cell office:value-type="float" office:value="12494">
                <text:p>12494</text:p>
              </table:table-cell>
              <table:table-cell office:value-type="float" office:value="39781">
                <text:p>3978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102">
                <text:p>3102</text:p>
              </table:table-cell>
              <table:table-cell office:value-type="float" office:value="12882">
                <text:p>12882</text:p>
              </table:table-cell>
              <table:table-cell office:value-type="float" office:value="41709">
                <text:p>4170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3144">
                <text:p>3144</text:p>
              </table:table-cell>
              <table:table-cell office:value-type="float" office:value="14086">
                <text:p>14086</text:p>
              </table:table-cell>
              <table:table-cell office:value-type="float" office:value="47054">
                <text:p>4705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3187">
                <text:p>3187</text:p>
              </table:table-cell>
              <table:table-cell office:value-type="float" office:value="14434">
                <text:p>14434</text:p>
              </table:table-cell>
              <table:table-cell office:value-type="float" office:value="49375">
                <text:p>493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3231">
                <text:p>3231</text:p>
              </table:table-cell>
              <table:table-cell office:value-type="float" office:value="14782">
                <text:p>14782</text:p>
              </table:table-cell>
              <table:table-cell office:value-type="float" office:value="51811">
                <text:p>5181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3275">
                <text:p>3275</text:p>
              </table:table-cell>
              <table:table-cell office:value-type="float" office:value="15235">
                <text:p>15235</text:p>
              </table:table-cell>
              <table:table-cell office:value-type="float" office:value="54366">
                <text:p>5436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3320">
                <text:p>3320</text:p>
              </table:table-cell>
              <table:table-cell office:value-type="float" office:value="15541">
                <text:p>15541</text:p>
              </table:table-cell>
              <table:table-cell office:value-type="float" office:value="57048">
                <text:p>57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897.75">
                <text:p>1897.7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959.66666666667">
                <text:p>1959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4cm" svg:y="1.405cm" svg:width="30.875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5.3225">
                <text:p>15.322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5.5166666666667">
                <text:p>15.5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2cm" svg:y="1.352cm" svg:width="31.33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63250485667014">
                <text:p>1.6325048566701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.44202628321389">
                <text:p>2.4420262832138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9329884741512">
                <text:p>1.59329884741512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2146442671714">
                <text:p>1.7214644267171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70798667422614">
                <text:p>1.7079866742261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5933550014878">
                <text:p>1.35933550014878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63183996758091">
                <text:p>1.63183996758091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.43342241088463">
                <text:p>2.4334224108846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60157983904054">
                <text:p>2.6015798390405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08151576280728">
                <text:p>1.0815157628072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1516313308057">
                <text:p>1.6151631330805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07402873076162">
                <text:p>1.07402873076162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14439386145405">
                <text:p>1.14439386145405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3485275741764">
                <text:p>1.33485275741764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773250180516">
                <text:p>1.2677325018051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0221647482522">
                <text:p>1.3022164748252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2342407847265">
                <text:p>1.2234240784726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7519458228313">
                <text:p>1.2751945822831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3252831217778">
                <text:p>1.2325283121777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7513529028571">
                <text:p>1.1751352902857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6557626426479">
                <text:p>1.2655762642647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0488386698645">
                <text:p>1.10488386698645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034334215559">
                <text:p>1.3034334215559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8828891433865">
                <text:p>1.1882889143386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8681217974696">
                <text:p>1.1868121797469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4513425817531">
                <text:p>1.1451342581753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30372102763918">
                <text:p>1.3037210276391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8639070089386">
                <text:p>1.1863907008938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7250418873869">
                <text:p>1.1725041887386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622331739504">
                <text:p>1.262233173950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04388497078159">
                <text:p>1.0438849707815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11220592498777">
                <text:p>1.1122059249877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0.777801298207015">
                <text:p>0.77780129820701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7752777427093">
                <text:p>1.1775277742709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4908919112387">
                <text:p>1.2490891911238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961495179884184">
                <text:p>0.96149517988418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08593375349235">
                <text:p>1.0859337534923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0.92269120498615">
                <text:p>0.922691204986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757306060791016">
                <text:p>0.75730606079101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.4630494568012">
                <text:p>3.463049456801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811956639999851">
                <text:p>0.81195663999985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.3275">
                <text:p>2.3275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78883727190853">
                <text:p>1.7888372719085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36265625">
                <text:p>1.3626562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937280291319857">
                <text:p>0.93728029131985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52171129355511">
                <text:p>1.5217112935551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39863529948868">
                <text:p>1.3986352994886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7582047509105">
                <text:p>1.2758204750910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8067330754013">
                <text:p>1.1806733075401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8237776564724">
                <text:p>1.0823777656472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06480306440443">
                <text:p>1.0648030644044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11265323341559">
                <text:p>1.1126532334155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7799375024722">
                <text:p>1.0779937502472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9111997426593">
                <text:p>1.0911199742659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307226605267">
                <text:p>1.0630722660526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7799375024722">
                <text:p>1.077993750247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0173078021724">
                <text:p>1.0017307802172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363565301">
                <text:p>1.0588036356530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19064326988848">
                <text:p>1.1906432698884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20476651960331">
                <text:p>1.2047665196033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5910392473153">
                <text:p>1.1591039247315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8773.25">
                <text:p>8773.2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8365.33333333333">
                <text:p>8365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